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5.45mm" style:rel-column-width="9811*"/>
    </style:style>
    <style:style style:name="Table4.B" style:family="table-column">
      <style:table-column-properties style:column-width="28.47mm" style:rel-column-width="10974*"/>
    </style:style>
    <style:style style:name="Table4.C" style:family="table-column">
      <style:table-column-properties style:column-width="41.33mm" style:rel-column-width="15931*"/>
    </style:style>
    <style:style style:name="Table4.D" style:family="table-column">
      <style:table-column-properties style:column-width="74.75mm" style:rel-column-width="28819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3.81mm" style:rel-column-width="9179*"/>
    </style:style>
    <style:style style:name="Table1.B" style:family="table-column">
      <style:table-column-properties style:column-width="44.19mm" style:rel-column-width="17033*"/>
    </style:style>
    <style:style style:name="Table1.C" style:family="table-column">
      <style:table-column-properties style:column-width="33.99mm" style:rel-column-width="13102*"/>
    </style:style>
    <style:style style:name="Table1.D" style:family="table-column">
      <style:table-column-properties style:column-width="34.01mm" style:rel-column-width="13109*"/>
    </style:style>
    <style:style style:name="Table1.E" style:family="table-column">
      <style:table-column-properties style:column-width="34.01mm" style:rel-column-width="13112*"/>
    </style:style>
    <style:style style:name="Table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3.81mm" style:rel-column-width="9179*"/>
    </style:style>
    <style:style style:name="Table2.B" style:family="table-column">
      <style:table-column-properties style:column-width="44.19mm" style:rel-column-width="17033*"/>
    </style:style>
    <style:style style:name="Table2.C" style:family="table-column">
      <style:table-column-properties style:column-width="33.99mm" style:rel-column-width="13102*"/>
    </style:style>
    <style:style style:name="Table2.D" style:family="table-column">
      <style:table-column-properties style:column-width="34.01mm" style:rel-column-width="13109*"/>
    </style:style>
    <style:style style:name="Table2.E" style:family="table-column">
      <style:table-column-properties style:column-width="34.01mm" style:rel-column-width="13112*"/>
    </style:style>
    <style:style style:name="Table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97mm" fo:border="0.05pt solid #000000">
        <style:background-image/>
      </style:table-cell-properties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none" fo:border-top="none" fo:border-bottom="0.05pt solid #000000"/>
    </style:style>
    <style:style style:name="Table2.D3" style:family="table-cell">
      <style:table-cell-properties fo:padding="0.97mm" fo:border-left="0.05pt solid #000000" fo:border-right="none" fo:border-top="none" fo:border-bottom="0.05pt solid #000000"/>
    </style:style>
    <style:style style:name="Table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-left="0.0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none" fo:border-top="none" fo:border-bottom="0.05pt solid #000000"/>
    </style:style>
    <style:style style:name="Table2.C4" style:family="table-cell">
      <style:table-cell-properties fo:padding="0.97mm" fo:border-left="0.05pt solid #000000" fo:border-right="none" fo:border-top="none" fo:border-bottom="0.05pt solid #000000"/>
    </style:style>
    <style:style style:name="Table2.D4" style:family="table-cell">
      <style:table-cell-properties fo:padding="0.97mm" fo:border-left="0.05pt solid #000000" fo:border-right="none" fo:border-top="none" fo:border-bottom="0.05pt solid #000000"/>
    </style:style>
    <style:style style:name="Table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5" style:family="table-cell">
      <style:table-cell-properties fo:padding="0.97mm" fo:border-left="0.0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none" fo:border-top="none" fo:border-bottom="0.05pt solid #000000"/>
    </style:style>
    <style:style style:name="Table2.D5" style:family="table-cell">
      <style:table-cell-properties fo:padding="0.97mm" fo:border-left="0.05pt solid #000000" fo:border-right="none" fo:border-top="none" fo:border-bottom="0.05pt solid #000000"/>
    </style:style>
    <style:style style:name="Table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85mm" style:rel-column-width="32767*"/>
    </style:style>
    <style:style style:name="Table5.B" style:family="table-column">
      <style:table-column-properties style:column-width="85mm" style:rel-column-width="32768*"/>
    </style:style>
    <style:style style:name="Table5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97mm" fo:border="0.05pt solid #000000">
        <style:background-image/>
      </style:table-cell-properties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3" style:family="table-cell">
      <style:table-cell-properties fo:padding="0.97mm" fo:border-left="0.05pt solid #000000" fo:border-right="none" fo:border-top="none" fo:border-bottom="0.05pt solid #000000"/>
    </style:style>
    <style:style style:name="Table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23.81mm" style:rel-column-width="9179*"/>
    </style:style>
    <style:style style:name="Table6.B" style:family="table-column">
      <style:table-column-properties style:column-width="44.19mm" style:rel-column-width="17033*"/>
    </style:style>
    <style:style style:name="Table6.C" style:family="table-column">
      <style:table-column-properties style:column-width="33.99mm" style:rel-column-width="13102*"/>
    </style:style>
    <style:style style:name="Table6.D" style:family="table-column">
      <style:table-column-properties style:column-width="34.01mm" style:rel-column-width="13109*"/>
    </style:style>
    <style:style style:name="Table6.E" style:family="table-column">
      <style:table-column-properties style:column-width="34.01mm" style:rel-column-width="13112*"/>
    </style:style>
    <style:style style:name="Table6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eeeee" fo:padding="0.97mm" fo:border="0.05pt solid #000000">
        <style:background-image/>
      </style:table-cell-properties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none" fo:border-top="none" fo:border-bottom="0.05pt solid #000000"/>
    </style:style>
    <style:style style:name="Table6.C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none" fo:border-top="none" fo:border-bottom="0.05pt solid #000000"/>
    </style:style>
    <style:style style:name="Table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3" style:family="table-cell">
      <style:table-cell-properties fo:padding="0.97mm" fo:border-left="0.05pt solid #000000" fo:border-right="none" fo:border-top="none" fo:border-bottom="0.05pt solid #000000"/>
    </style:style>
    <style:style style:name="Table6.B3" style:family="table-cell">
      <style:table-cell-properties fo:padding="0.97mm" fo:border-left="0.05pt solid #000000" fo:border-right="none" fo:border-top="none" fo:border-bottom="0.05pt solid #000000"/>
    </style:style>
    <style:style style:name="Table6.C3" style:family="table-cell">
      <style:table-cell-properties fo:padding="0.97mm" fo:border-left="0.05pt solid #000000" fo:border-right="none" fo:border-top="none" fo:border-bottom="0.05pt solid #000000"/>
    </style:style>
    <style:style style:name="Table6.D3" style:family="table-cell">
      <style:table-cell-properties fo:padding="0.97mm" fo:border-left="0.05pt solid #000000" fo:border-right="none" fo:border-top="none" fo:border-bottom="0.05pt solid #000000"/>
    </style:style>
    <style:style style:name="Table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4" style:family="table-cell">
      <style:table-cell-properties fo:padding="0.97mm" fo:border-left="0.05pt solid #000000" fo:border-right="none" fo:border-top="none" fo:border-bottom="0.05pt solid #000000"/>
    </style:style>
    <style:style style:name="Table6.B4" style:family="table-cell">
      <style:table-cell-properties fo:padding="0.97mm" fo:border-left="0.05pt solid #000000" fo:border-right="none" fo:border-top="none" fo:border-bottom="0.05pt solid #000000"/>
    </style:style>
    <style:style style:name="Table6.C4" style:family="table-cell">
      <style:table-cell-properties fo:padding="0.97mm" fo:border-left="0.05pt solid #000000" fo:border-right="none" fo:border-top="none" fo:border-bottom="0.05pt solid #000000"/>
    </style:style>
    <style:style style:name="Table6.D4" style:family="table-cell">
      <style:table-cell-properties fo:padding="0.97mm" fo:border-left="0.05pt solid #000000" fo:border-right="none" fo:border-top="none" fo:border-bottom="0.05pt solid #000000"/>
    </style:style>
    <style:style style:name="Table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.A5" style:family="table-cell">
      <style:table-cell-properties fo:padding="0.97mm" fo:border-left="0.05pt solid #000000" fo:border-right="none" fo:border-top="none" fo:border-bottom="0.05pt solid #000000"/>
    </style:style>
    <style:style style:name="Table6.B5" style:family="table-cell">
      <style:table-cell-properties fo:padding="0.97mm" fo:border-left="0.05pt solid #000000" fo:border-right="none" fo:border-top="none" fo:border-bottom="0.05pt solid #000000"/>
    </style:style>
    <style:style style:name="Table6.C5" style:family="table-cell">
      <style:table-cell-properties fo:padding="0.97mm" fo:border-left="0.05pt solid #000000" fo:border-right="none" fo:border-top="none" fo:border-bottom="0.05pt solid #000000"/>
    </style:style>
    <style:style style:name="Table6.D5" style:family="table-cell">
      <style:table-cell-properties fo:padding="0.97mm" fo:border-left="0.05pt solid #000000" fo:border-right="none" fo:border-top="none" fo:border-bottom="0.05pt solid #000000"/>
    </style:style>
    <style:style style:name="Table6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23.81mm" style:rel-column-width="9179*"/>
    </style:style>
    <style:style style:name="Table7.B" style:family="table-column">
      <style:table-column-properties style:column-width="44.19mm" style:rel-column-width="17033*"/>
    </style:style>
    <style:style style:name="Table7.C" style:family="table-column">
      <style:table-column-properties style:column-width="33.99mm" style:rel-column-width="13102*"/>
    </style:style>
    <style:style style:name="Table7.D" style:family="table-column">
      <style:table-column-properties style:column-width="34.01mm" style:rel-column-width="13109*"/>
    </style:style>
    <style:style style:name="Table7.E" style:family="table-column">
      <style:table-column-properties style:column-width="34.01mm" style:rel-column-width="13112*"/>
    </style:style>
    <style:style style:name="Table7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eeeee" fo:padding="0.97mm" fo:border="0.05pt solid #000000">
        <style:background-image/>
      </style:table-cell-properties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none" fo:border-top="none" fo:border-bottom="0.05pt solid #000000"/>
    </style:style>
    <style:style style:name="Table7.C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none" fo:border-top="none" fo:border-bottom="0.05pt solid #000000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3" style:family="table-cell">
      <style:table-cell-properties fo:padding="0.97mm" fo:border-left="0.05pt solid #000000" fo:border-right="none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none" fo:border-bottom="0.05pt solid #000000"/>
    </style:style>
    <style:style style:name="Table7.C3" style:family="table-cell">
      <style:table-cell-properties fo:padding="0.97mm" fo:border-left="0.05pt solid #000000" fo:border-right="none" fo:border-top="none" fo:border-bottom="0.05pt solid #000000"/>
    </style:style>
    <style:style style:name="Table7.D3" style:family="table-cell">
      <style:table-cell-properties fo:padding="0.97mm" fo:border-left="0.05pt solid #000000" fo:border-right="none" fo:border-top="none" fo:border-bottom="0.05pt solid #000000"/>
    </style:style>
    <style:style style:name="Table7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4" style:family="table-cell">
      <style:table-cell-properties fo:padding="0.97mm" fo:border-left="0.05pt solid #000000" fo:border-right="none" fo:border-top="none" fo:border-bottom="0.05pt solid #000000"/>
    </style:style>
    <style:style style:name="Table7.B4" style:family="table-cell">
      <style:table-cell-properties fo:padding="0.97mm" fo:border-left="0.05pt solid #000000" fo:border-right="none" fo:border-top="none" fo:border-bottom="0.05pt solid #000000"/>
    </style:style>
    <style:style style:name="Table7.C4" style:family="table-cell">
      <style:table-cell-properties fo:padding="0.97mm" fo:border-left="0.05pt solid #000000" fo:border-right="none" fo:border-top="none" fo:border-bottom="0.05pt solid #000000"/>
    </style:style>
    <style:style style:name="Table7.D4" style:family="table-cell">
      <style:table-cell-properties fo:padding="0.97mm" fo:border-left="0.05pt solid #000000" fo:border-right="none" fo:border-top="none" fo:border-bottom="0.05pt solid #000000"/>
    </style:style>
    <style:style style:name="Table7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7.A5" style:family="table-cell">
      <style:table-cell-properties fo:padding="0.97mm" fo:border-left="0.05pt solid #000000" fo:border-right="none" fo:border-top="none" fo:border-bottom="0.05pt solid #000000"/>
    </style:style>
    <style:style style:name="Table7.B5" style:family="table-cell">
      <style:table-cell-properties fo:padding="0.97mm" fo:border-left="0.05pt solid #000000" fo:border-right="none" fo:border-top="none" fo:border-bottom="0.05pt solid #000000"/>
    </style:style>
    <style:style style:name="Table7.C5" style:family="table-cell">
      <style:table-cell-properties fo:padding="0.97mm" fo:border-left="0.05pt solid #000000" fo:border-right="none" fo:border-top="none" fo:border-bottom="0.05pt solid #000000"/>
    </style:style>
    <style:style style:name="Table7.D5" style:family="table-cell">
      <style:table-cell-properties fo:padding="0.97mm" fo:border-left="0.05pt solid #000000" fo:border-right="none" fo:border-top="none" fo:border-bottom="0.05pt solid #000000"/>
    </style:style>
    <style:style style:name="Table7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85mm" style:rel-column-width="32767*"/>
    </style:style>
    <style:style style:name="Table8.B" style:family="table-column">
      <style:table-column-properties style:column-width="85mm" style:rel-column-width="32768*"/>
    </style:style>
    <style:style style:name="Table8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97mm" fo:border="0.05pt solid #000000">
        <style:background-image/>
      </style:table-cell-properties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.A3" style:family="table-cell">
      <style:table-cell-properties fo:padding="0.97mm" fo:border-left="0.05pt solid #000000" fo:border-right="none" fo:border-top="none" fo:border-bottom="0.05pt solid #000000"/>
    </style:style>
    <style:style style:name="Table8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23.81mm" style:rel-column-width="9179*"/>
    </style:style>
    <style:style style:name="Table9.B" style:family="table-column">
      <style:table-column-properties style:column-width="44.19mm" style:rel-column-width="17033*"/>
    </style:style>
    <style:style style:name="Table9.C" style:family="table-column">
      <style:table-column-properties style:column-width="33.99mm" style:rel-column-width="13102*"/>
    </style:style>
    <style:style style:name="Table9.D" style:family="table-column">
      <style:table-column-properties style:column-width="34.01mm" style:rel-column-width="13109*"/>
    </style:style>
    <style:style style:name="Table9.E" style:family="table-column">
      <style:table-column-properties style:column-width="34.01mm" style:rel-column-width="13112*"/>
    </style:style>
    <style:style style:name="Table9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97mm" fo:border="0.05pt solid #000000">
        <style:background-image/>
      </style:table-cell-properties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none" fo:border-top="none" fo:border-bottom="0.05pt solid #000000"/>
    </style:style>
    <style:style style:name="Table9.D2" style:family="table-cell">
      <style:table-cell-properties fo:padding="0.97mm" fo:border-left="0.05pt solid #000000" fo:border-right="none" fo:border-top="none" fo:border-bottom="0.05pt solid #000000"/>
    </style:style>
    <style:style style:name="Table9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3" style:family="table-cell">
      <style:table-cell-properties fo:padding="0.97mm" fo:border-left="0.05pt solid #000000" fo:border-right="none" fo:border-top="none" fo:border-bottom="0.05pt solid #000000"/>
    </style:style>
    <style:style style:name="Table9.B3" style:family="table-cell">
      <style:table-cell-properties fo:padding="0.97mm" fo:border-left="0.05pt solid #000000" fo:border-right="none" fo:border-top="none" fo:border-bottom="0.05pt solid #000000"/>
    </style:style>
    <style:style style:name="Table9.C3" style:family="table-cell">
      <style:table-cell-properties fo:padding="0.97mm" fo:border-left="0.05pt solid #000000" fo:border-right="none" fo:border-top="none" fo:border-bottom="0.05pt solid #000000"/>
    </style:style>
    <style:style style:name="Table9.D3" style:family="table-cell">
      <style:table-cell-properties fo:padding="0.97mm" fo:border-left="0.05pt solid #000000" fo:border-right="none" fo:border-top="none" fo:border-bottom="0.05pt solid #000000"/>
    </style:style>
    <style:style style:name="Table9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4" style:family="table-cell">
      <style:table-cell-properties fo:padding="0.97mm" fo:border-left="0.05pt solid #000000" fo:border-right="none" fo:border-top="none" fo:border-bottom="0.05pt solid #000000"/>
    </style:style>
    <style:style style:name="Table9.B4" style:family="table-cell">
      <style:table-cell-properties fo:padding="0.97mm" fo:border-left="0.05pt solid #000000" fo:border-right="none" fo:border-top="none" fo:border-bottom="0.05pt solid #000000"/>
    </style:style>
    <style:style style:name="Table9.C4" style:family="table-cell">
      <style:table-cell-properties fo:padding="0.97mm" fo:border-left="0.05pt solid #000000" fo:border-right="none" fo:border-top="none" fo:border-bottom="0.05pt solid #000000"/>
    </style:style>
    <style:style style:name="Table9.D4" style:family="table-cell">
      <style:table-cell-properties fo:padding="0.97mm" fo:border-left="0.05pt solid #000000" fo:border-right="none" fo:border-top="none" fo:border-bottom="0.05pt solid #000000"/>
    </style:style>
    <style:style style:name="Table9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9.A5" style:family="table-cell">
      <style:table-cell-properties fo:padding="0.97mm" fo:border-left="0.05pt solid #000000" fo:border-right="none" fo:border-top="none" fo:border-bottom="0.05pt solid #000000"/>
    </style:style>
    <style:style style:name="Table9.B5" style:family="table-cell">
      <style:table-cell-properties fo:padding="0.97mm" fo:border-left="0.05pt solid #000000" fo:border-right="none" fo:border-top="none" fo:border-bottom="0.05pt solid #000000"/>
    </style:style>
    <style:style style:name="Table9.C5" style:family="table-cell">
      <style:table-cell-properties fo:padding="0.97mm" fo:border-left="0.05pt solid #000000" fo:border-right="none" fo:border-top="none" fo:border-bottom="0.05pt solid #000000"/>
    </style:style>
    <style:style style:name="Table9.D5" style:family="table-cell">
      <style:table-cell-properties fo:padding="0.97mm" fo:border-left="0.05pt solid #000000" fo:border-right="none" fo:border-top="none" fo:border-bottom="0.05pt solid #000000"/>
    </style:style>
    <style:style style:name="Table9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23.81mm" style:rel-column-width="9179*"/>
    </style:style>
    <style:style style:name="Table10.B" style:family="table-column">
      <style:table-column-properties style:column-width="44.19mm" style:rel-column-width="17033*"/>
    </style:style>
    <style:style style:name="Table10.C" style:family="table-column">
      <style:table-column-properties style:column-width="33.99mm" style:rel-column-width="13102*"/>
    </style:style>
    <style:style style:name="Table10.D" style:family="table-column">
      <style:table-column-properties style:column-width="34.01mm" style:rel-column-width="13109*"/>
    </style:style>
    <style:style style:name="Table10.E" style:family="table-column">
      <style:table-column-properties style:column-width="34.01mm" style:rel-column-width="13112*"/>
    </style:style>
    <style:style style:name="Table10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eeeeee" fo:padding="0.97mm" fo:border="0.05pt solid #000000">
        <style:background-image/>
      </style:table-cell-properties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B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none" fo:border-top="none" fo:border-bottom="0.05pt solid #000000"/>
    </style:style>
    <style:style style:name="Table10.D2" style:family="table-cell">
      <style:table-cell-properties fo:padding="0.97mm" fo:border-left="0.05pt solid #000000" fo:border-right="none" fo:border-top="none" fo:border-bottom="0.05pt solid #000000"/>
    </style:style>
    <style:style style:name="Table10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3" style:family="table-cell">
      <style:table-cell-properties fo:padding="0.97mm" fo:border-left="0.05pt solid #000000" fo:border-right="none" fo:border-top="none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0.05pt solid #000000"/>
    </style:style>
    <style:style style:name="Table10.C3" style:family="table-cell">
      <style:table-cell-properties fo:padding="0.97mm" fo:border-left="0.05pt solid #000000" fo:border-right="none" fo:border-top="none" fo:border-bottom="0.05pt solid #000000"/>
    </style:style>
    <style:style style:name="Table10.D3" style:family="table-cell">
      <style:table-cell-properties fo:padding="0.97mm" fo:border-left="0.05pt solid #000000" fo:border-right="none" fo:border-top="none" fo:border-bottom="0.05pt solid #000000"/>
    </style:style>
    <style:style style:name="Table10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4" style:family="table-cell">
      <style:table-cell-properties fo:padding="0.97mm" fo:border-left="0.05pt solid #000000" fo:border-right="none" fo:border-top="none" fo:border-bottom="0.05pt solid #000000"/>
    </style:style>
    <style:style style:name="Table10.B4" style:family="table-cell">
      <style:table-cell-properties fo:padding="0.97mm" fo:border-left="0.05pt solid #000000" fo:border-right="none" fo:border-top="none" fo:border-bottom="0.05pt solid #000000"/>
    </style:style>
    <style:style style:name="Table10.C4" style:family="table-cell">
      <style:table-cell-properties fo:padding="0.97mm" fo:border-left="0.05pt solid #000000" fo:border-right="none" fo:border-top="none" fo:border-bottom="0.05pt solid #000000"/>
    </style:style>
    <style:style style:name="Table10.D4" style:family="table-cell">
      <style:table-cell-properties fo:padding="0.97mm" fo:border-left="0.05pt solid #000000" fo:border-right="none" fo:border-top="none" fo:border-bottom="0.05pt solid #000000"/>
    </style:style>
    <style:style style:name="Table10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0.A5" style:family="table-cell">
      <style:table-cell-properties fo:padding="0.97mm" fo:border-left="0.05pt solid #000000" fo:border-right="none" fo:border-top="none" fo:border-bottom="0.05pt solid #000000"/>
    </style:style>
    <style:style style:name="Table10.B5" style:family="table-cell">
      <style:table-cell-properties fo:padding="0.97mm" fo:border-left="0.05pt solid #000000" fo:border-right="none" fo:border-top="none" fo:border-bottom="0.05pt solid #000000"/>
    </style:style>
    <style:style style:name="Table10.C5" style:family="table-cell">
      <style:table-cell-properties fo:padding="0.97mm" fo:border-left="0.05pt solid #000000" fo:border-right="none" fo:border-top="none" fo:border-bottom="0.05pt solid #000000"/>
    </style:style>
    <style:style style:name="Table10.D5" style:family="table-cell">
      <style:table-cell-properties fo:padding="0.97mm" fo:border-left="0.05pt solid #000000" fo:border-right="none" fo:border-top="none" fo:border-bottom="0.05pt solid #000000"/>
    </style:style>
    <style:style style:name="Table10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23.81mm" style:rel-column-width="9179*"/>
    </style:style>
    <style:style style:name="Table11.B" style:family="table-column">
      <style:table-column-properties style:column-width="44.19mm" style:rel-column-width="17033*"/>
    </style:style>
    <style:style style:name="Table11.C" style:family="table-column">
      <style:table-column-properties style:column-width="33.99mm" style:rel-column-width="13102*"/>
    </style:style>
    <style:style style:name="Table11.D" style:family="table-column">
      <style:table-column-properties style:column-width="34.01mm" style:rel-column-width="13109*"/>
    </style:style>
    <style:style style:name="Table11.E" style:family="table-column">
      <style:table-column-properties style:column-width="34.01mm" style:rel-column-width="13112*"/>
    </style:style>
    <style:style style:name="Table11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eeeee" fo:padding="0.97mm" fo:border="0.05pt solid #000000">
        <style:background-image/>
      </style:table-cell-properties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none" fo:border-top="none" fo:border-bottom="0.05pt solid #000000"/>
    </style:style>
    <style:style style:name="Table1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3" style:family="table-cell">
      <style:table-cell-properties fo:padding="0.97mm" fo:border-left="0.05pt solid #000000" fo:border-right="none" fo:border-top="none" fo:border-bottom="0.05pt solid #000000"/>
    </style:style>
    <style:style style:name="Table11.B3" style:family="table-cell">
      <style:table-cell-properties fo:padding="0.97mm" fo:border-left="0.05pt solid #000000" fo:border-right="none" fo:border-top="none" fo:border-bottom="0.05pt solid #000000"/>
    </style:style>
    <style:style style:name="Table11.C3" style:family="table-cell">
      <style:table-cell-properties fo:padding="0.97mm" fo:border-left="0.05pt solid #000000" fo:border-right="none" fo:border-top="none" fo:border-bottom="0.05pt solid #000000"/>
    </style:style>
    <style:style style:name="Table11.D3" style:family="table-cell">
      <style:table-cell-properties fo:padding="0.97mm" fo:border-left="0.05pt solid #000000" fo:border-right="none" fo:border-top="none" fo:border-bottom="0.05pt solid #000000"/>
    </style:style>
    <style:style style:name="Table1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4" style:family="table-cell">
      <style:table-cell-properties fo:padding="0.97mm" fo:border-left="0.05pt solid #000000" fo:border-right="none" fo:border-top="none" fo:border-bottom="0.05pt solid #000000"/>
    </style:style>
    <style:style style:name="Table11.B4" style:family="table-cell">
      <style:table-cell-properties fo:padding="0.97mm" fo:border-left="0.05pt solid #000000" fo:border-right="none" fo:border-top="none" fo:border-bottom="0.05pt solid #000000"/>
    </style:style>
    <style:style style:name="Table11.C4" style:family="table-cell">
      <style:table-cell-properties fo:padding="0.97mm" fo:border-left="0.05pt solid #000000" fo:border-right="none" fo:border-top="none" fo:border-bottom="0.05pt solid #000000"/>
    </style:style>
    <style:style style:name="Table11.D4" style:family="table-cell">
      <style:table-cell-properties fo:padding="0.97mm" fo:border-left="0.05pt solid #000000" fo:border-right="none" fo:border-top="none" fo:border-bottom="0.05pt solid #000000"/>
    </style:style>
    <style:style style:name="Table1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1.A5" style:family="table-cell">
      <style:table-cell-properties fo:padding="0.97mm" fo:border-left="0.05pt solid #000000" fo:border-right="none" fo:border-top="none" fo:border-bottom="0.05pt solid #000000"/>
    </style:style>
    <style:style style:name="Table11.B5" style:family="table-cell">
      <style:table-cell-properties fo:padding="0.97mm" fo:border-left="0.05pt solid #000000" fo:border-right="none" fo:border-top="none" fo:border-bottom="0.05pt solid #000000"/>
    </style:style>
    <style:style style:name="Table11.C5" style:family="table-cell">
      <style:table-cell-properties fo:padding="0.97mm" fo:border-left="0.05pt solid #000000" fo:border-right="none" fo:border-top="none" fo:border-bottom="0.05pt solid #000000"/>
    </style:style>
    <style:style style:name="Table11.D5" style:family="table-cell">
      <style:table-cell-properties fo:padding="0.97mm" fo:border-left="0.05pt solid #000000" fo:border-right="none" fo:border-top="none" fo:border-bottom="0.05pt solid #000000"/>
    </style:style>
    <style:style style:name="Table1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23.81mm" style:rel-column-width="9179*"/>
    </style:style>
    <style:style style:name="Table12.B" style:family="table-column">
      <style:table-column-properties style:column-width="44.19mm" style:rel-column-width="17033*"/>
    </style:style>
    <style:style style:name="Table12.C" style:family="table-column">
      <style:table-column-properties style:column-width="33.99mm" style:rel-column-width="13102*"/>
    </style:style>
    <style:style style:name="Table12.D" style:family="table-column">
      <style:table-column-properties style:column-width="34.01mm" style:rel-column-width="13109*"/>
    </style:style>
    <style:style style:name="Table12.E" style:family="table-column">
      <style:table-column-properties style:column-width="34.01mm" style:rel-column-width="13112*"/>
    </style:style>
    <style:style style:name="Table12.A1" style:family="table-cell">
      <style:table-cell-properties fo:background-color="#eeeeee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eeeeee" fo:padding="0.97mm" fo:border="0.05pt solid #000000">
        <style:background-image/>
      </style:table-cell-properties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none" fo:border-top="none" fo:border-bottom="0.05pt solid #000000"/>
    </style:style>
    <style:style style:name="Table1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12.B3" style:family="table-cell">
      <style:table-cell-properties fo:padding="0.97mm" fo:border-left="0.05pt solid #000000" fo:border-right="none" fo:border-top="none" fo:border-bottom="0.05pt solid #000000"/>
    </style:style>
    <style:style style:name="Table12.C3" style:family="table-cell">
      <style:table-cell-properties fo:padding="0.97mm" fo:border-left="0.05pt solid #000000" fo:border-right="none" fo:border-top="none" fo:border-bottom="0.05pt solid #000000"/>
    </style:style>
    <style:style style:name="Table12.D3" style:family="table-cell">
      <style:table-cell-properties fo:padding="0.97mm" fo:border-left="0.05pt solid #000000" fo:border-right="none" fo:border-top="none" fo:border-bottom="0.05pt solid #000000"/>
    </style:style>
    <style:style style:name="Table12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2.B4" style:family="table-cell">
      <style:table-cell-properties fo:padding="0.97mm" fo:border-left="0.05pt solid #000000" fo:border-right="none" fo:border-top="none" fo:border-bottom="0.05pt solid #000000"/>
    </style:style>
    <style:style style:name="Table12.C4" style:family="table-cell">
      <style:table-cell-properties fo:padding="0.97mm" fo:border-left="0.05pt solid #000000" fo:border-right="none" fo:border-top="none" fo:border-bottom="0.05pt solid #000000"/>
    </style:style>
    <style:style style:name="Table12.D4" style:family="table-cell">
      <style:table-cell-properties fo:padding="0.97mm" fo:border-left="0.05pt solid #000000" fo:border-right="none" fo:border-top="none" fo:border-bottom="0.05pt solid #000000"/>
    </style:style>
    <style:style style:name="Table12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5" style:family="table-cell">
      <style:table-cell-properties fo:padding="0.97mm" fo:border-left="0.05pt solid #000000" fo:border-right="none" fo:border-top="none" fo:border-bottom="0.05pt solid #000000"/>
    </style:style>
    <style:style style:name="Table12.B5" style:family="table-cell">
      <style:table-cell-properties fo:padding="0.97mm" fo:border-left="0.05pt solid #000000" fo:border-right="none" fo:border-top="none" fo:border-bottom="0.05pt solid #000000"/>
    </style:style>
    <style:style style:name="Table12.C5" style:family="table-cell">
      <style:table-cell-properties fo:padding="0.97mm" fo:border-left="0.05pt solid #000000" fo:border-right="none" fo:border-top="none" fo:border-bottom="0.05pt solid #000000"/>
    </style:style>
    <style:style style:name="Table12.D5" style:family="table-cell">
      <style:table-cell-properties fo:padding="0.97mm" fo:border-left="0.05pt solid #000000" fo:border-right="none" fo:border-top="none" fo:border-bottom="0.05pt solid #000000"/>
    </style:style>
    <style:style style:name="Table12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mm" table:align="margins" style:shadow="none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background-color="#eeeeee" fo:padding="0.97mm" fo:border="none">
        <style:background-image/>
      </style:table-cell-properties>
    </style:style>
    <style:style style:name="Table14" style:family="table">
      <style:table-properties style:width="170mm" table:align="margins" style:shadow="none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background-color="#eeeeee" fo:padding="0.97mm" fo:border="none">
        <style:background-image/>
      </style:table-cell-properties>
    </style:style>
    <style:style style:name="Table15" style:family="table">
      <style:table-properties style:width="170mm" table:align="margins" style:shadow="none"/>
    </style:style>
    <style:style style:name="Table15.A" style:family="table-column">
      <style:table-column-properties style:column-width="170mm" style:rel-column-width="65535*"/>
    </style:style>
    <style:style style:name="Table15.A1" style:family="table-cell">
      <style:table-cell-properties fo:background-color="#eeeeee" fo:padding="0.97mm" fo:border="none">
        <style:background-image/>
      </style:table-cell-properties>
    </style:style>
    <style:style style:name="Table16" style:family="table">
      <style:table-properties style:width="170mm" table:align="margins" style:shadow="none"/>
    </style:style>
    <style:style style:name="Table16.A" style:family="table-column">
      <style:table-column-properties style:column-width="170mm" style:rel-column-width="65535*"/>
    </style:style>
    <style:style style:name="Table16.A1" style:family="table-cell">
      <style:table-cell-properties fo:background-color="#eeeeee" fo:padding="0.97m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Zurich3"/>
    </style:style>
    <style:style style:name="P3" style:family="paragraph" style:parent-style-name="Standard">
      <style:text-properties style:font-name="Zurich3" fo:font-weight="bold" officeooo:rsid="0056ee12" officeooo:paragraph-rsid="0062709e" style:font-weight-asian="bold" style:font-weight-complex="bold"/>
    </style:style>
    <style:style style:name="P4" style:family="paragraph" style:parent-style-name="Standard">
      <style:text-properties style:font-name="Zurich3" fo:font-weight="bold" officeooo:rsid="008fb59f" officeooo:paragraph-rsid="008fb59f" style:font-weight-asian="bold" style:font-weight-complex="bold"/>
    </style:style>
    <style:style style:name="P5" style:family="paragraph" style:parent-style-name="Standard">
      <style:text-properties style:font-name="Zurich3" fo:font-weight="bold" officeooo:rsid="008fb59f" officeooo:paragraph-rsid="009cb4ae" style:font-size-asian="10.5pt" style:font-weight-asian="bold" style:font-weight-complex="bold"/>
    </style:style>
    <style:style style:name="P6" style:family="paragraph" style:parent-style-name="Standard">
      <style:text-properties style:font-name="Zurich3" fo:font-weight="bold" officeooo:rsid="008fb59f" officeooo:paragraph-rsid="00ae3dd7" style:font-size-asian="10.5pt" style:font-weight-asian="bold" style:font-weight-complex="bold"/>
    </style:style>
    <style:style style:name="P7" style:family="paragraph" style:parent-style-name="Standard">
      <style:text-properties style:font-name="Zurich3" fo:font-weight="bold" officeooo:rsid="008fb59f" officeooo:paragraph-rsid="00b3811b" style:font-size-asian="10.5pt" style:font-weight-asian="bold" style:font-weight-complex="bold"/>
    </style:style>
    <style:style style:name="P8" style:family="paragraph" style:parent-style-name="Standard">
      <style:text-properties style:font-name="Zurich3" officeooo:rsid="0022b491" officeooo:paragraph-rsid="0022b491"/>
    </style:style>
    <style:style style:name="P9" style:family="paragraph" style:parent-style-name="Standard">
      <style:text-properties style:font-name="Zurich3" officeooo:paragraph-rsid="0016868f"/>
    </style:style>
    <style:style style:name="P10" style:family="paragraph" style:parent-style-name="Standard">
      <style:text-properties style:font-name="Zurich3" officeooo:rsid="001e974e" officeooo:paragraph-rsid="004f5d2f"/>
    </style:style>
    <style:style style:name="P11" style:family="paragraph" style:parent-style-name="Standard">
      <style:text-properties style:font-name="Zurich3" officeooo:rsid="001e974e" officeooo:paragraph-rsid="0058797e"/>
    </style:style>
    <style:style style:name="P12" style:family="paragraph" style:parent-style-name="Standard">
      <style:text-properties style:font-name="Zurich3" officeooo:rsid="001e974e" officeooo:paragraph-rsid="0097342a"/>
    </style:style>
    <style:style style:name="P13" style:family="paragraph" style:parent-style-name="Standard">
      <style:text-properties style:font-name="Zurich3" officeooo:rsid="00427f20" officeooo:paragraph-rsid="00427f20"/>
    </style:style>
    <style:style style:name="P14" style:family="paragraph" style:parent-style-name="Standard">
      <style:text-properties style:font-name="Zurich3" officeooo:rsid="00427f20" officeooo:paragraph-rsid="008bc890"/>
    </style:style>
    <style:style style:name="P15" style:family="paragraph" style:parent-style-name="Standard">
      <style:text-properties style:font-name="Zurich3" officeooo:rsid="00445147" officeooo:paragraph-rsid="00445147"/>
    </style:style>
    <style:style style:name="P16" style:family="paragraph" style:parent-style-name="Standard">
      <style:text-properties style:font-name="Zurich3" officeooo:rsid="00445147" officeooo:paragraph-rsid="008bc890"/>
    </style:style>
    <style:style style:name="P17" style:family="paragraph" style:parent-style-name="Standard">
      <style:text-properties style:font-name="Zurich3" officeooo:rsid="00463a11" officeooo:paragraph-rsid="00463a11"/>
    </style:style>
    <style:style style:name="P18" style:family="paragraph" style:parent-style-name="Standard">
      <style:text-properties style:font-name="Zurich3" officeooo:paragraph-rsid="0058797e"/>
    </style:style>
    <style:style style:name="P19" style:family="paragraph" style:parent-style-name="Standard">
      <style:text-properties style:font-name="Zurich3" officeooo:rsid="005b4b00" officeooo:paragraph-rsid="005b4b00"/>
    </style:style>
    <style:style style:name="P20" style:family="paragraph" style:parent-style-name="Standard">
      <style:text-properties style:font-name="Zurich3" officeooo:rsid="005b4b00" officeooo:paragraph-rsid="008bc890"/>
    </style:style>
    <style:style style:name="P21" style:family="paragraph" style:parent-style-name="Standard">
      <style:text-properties style:font-name="Zurich3" officeooo:rsid="005bda90" officeooo:paragraph-rsid="005bda90"/>
    </style:style>
    <style:style style:name="P22" style:family="paragraph" style:parent-style-name="Standard">
      <style:text-properties style:font-name="Zurich3" officeooo:paragraph-rsid="0062709e"/>
    </style:style>
    <style:style style:name="P23" style:family="paragraph" style:parent-style-name="Standard">
      <style:text-properties style:font-name="Zurich3" fo:font-weight="250" officeooo:rsid="005b4b00" officeooo:paragraph-rsid="006e6bed" style:font-size-asian="10.5pt" style:font-weight-asian="normal" style:font-weight-complex="normal"/>
    </style:style>
    <style:style style:name="P24" style:family="paragraph" style:parent-style-name="Standard">
      <style:text-properties style:font-name="Zurich3" fo:font-weight="250" officeooo:rsid="005b4b00" officeooo:paragraph-rsid="0070fc23" style:font-size-asian="10.5pt" style:font-weight-asian="normal" style:font-weight-complex="normal"/>
    </style:style>
    <style:style style:name="P25" style:family="paragraph" style:parent-style-name="Standard">
      <style:text-properties style:font-name="Zurich3" fo:font-weight="250" officeooo:rsid="005b4b00" officeooo:paragraph-rsid="00723b1f" style:font-size-asian="10.5pt" style:font-weight-asian="normal" style:font-weight-complex="normal"/>
    </style:style>
    <style:style style:name="P26" style:family="paragraph" style:parent-style-name="Standard">
      <style:text-properties style:font-name="Zurich3" fo:font-weight="250" officeooo:rsid="005b4b00" officeooo:paragraph-rsid="008bc890" style:font-size-asian="10.5pt" style:font-weight-asian="normal" style:font-weight-complex="normal"/>
    </style:style>
    <style:style style:name="P27" style:family="paragraph" style:parent-style-name="Standard">
      <style:text-properties style:font-name="Zurich3" fo:font-weight="250" officeooo:rsid="005b4b00" officeooo:paragraph-rsid="008fb59f" style:font-size-asian="10.5pt" style:font-weight-asian="normal" style:font-weight-complex="normal"/>
    </style:style>
    <style:style style:name="P28" style:family="paragraph" style:parent-style-name="Standard">
      <style:text-properties style:font-name="Zurich3" fo:font-weight="250" officeooo:rsid="005b4b00" officeooo:paragraph-rsid="00a08ebe" style:font-size-asian="10.5pt" style:font-weight-asian="normal" style:font-weight-complex="normal"/>
    </style:style>
    <style:style style:name="P29" style:family="paragraph" style:parent-style-name="Standard">
      <style:text-properties style:font-name="Zurich3" fo:font-weight="250" officeooo:rsid="005b4b00" officeooo:paragraph-rsid="0091a952" style:font-size-asian="10.5pt" style:font-weight-asian="normal" style:font-weight-complex="normal"/>
    </style:style>
    <style:style style:name="P30" style:family="paragraph" style:parent-style-name="Standard">
      <style:text-properties style:font-name="Zurich3" fo:font-weight="250" officeooo:rsid="005b4b00" officeooo:paragraph-rsid="00a2ae96" style:font-size-asian="10.5pt" style:font-weight-asian="normal" style:font-weight-complex="normal"/>
    </style:style>
    <style:style style:name="P31" style:family="paragraph" style:parent-style-name="Standard">
      <style:text-properties style:font-name="Zurich3" fo:font-weight="250" officeooo:rsid="005b4b00" officeooo:paragraph-rsid="00b3811b" style:font-size-asian="10.5pt" style:font-weight-asian="normal" style:font-weight-complex="normal"/>
    </style:style>
    <style:style style:name="P32" style:family="paragraph" style:parent-style-name="Standard">
      <style:text-properties style:font-name="Zurich3" fo:font-weight="250" officeooo:rsid="0091a952" officeooo:paragraph-rsid="0091a952" style:font-size-asian="10.5pt" style:font-weight-asian="normal" style:font-weight-complex="normal"/>
    </style:style>
    <style:style style:name="P33" style:family="paragraph" style:parent-style-name="Standard">
      <style:text-properties style:font-name="Zurich3" fo:font-weight="250" officeooo:rsid="009b8775" officeooo:paragraph-rsid="009b8775" style:font-size-asian="10.5pt" style:font-weight-asian="normal" style:font-weight-complex="normal"/>
    </style:style>
    <style:style style:name="P34" style:family="paragraph" style:parent-style-name="Standard">
      <style:text-properties style:font-name="Zurich3" fo:font-weight="250" officeooo:rsid="00a51998" officeooo:paragraph-rsid="00a8fc78" style:font-size-asian="10.5pt" style:font-weight-asian="normal" style:font-weight-complex="normal"/>
    </style:style>
    <style:style style:name="P35" style:family="paragraph" style:parent-style-name="Standard">
      <style:text-properties style:font-name="Zurich3" fo:font-weight="250" officeooo:rsid="00a71122" officeooo:paragraph-rsid="00a8fc78" style:font-size-asian="10.5pt" style:font-weight-asian="normal" style:font-weight-complex="normal"/>
    </style:style>
    <style:style style:name="P36" style:family="paragraph" style:parent-style-name="Standard">
      <style:text-properties style:font-name="Zurich3" fo:font-weight="250" officeooo:rsid="00aa83b7" officeooo:paragraph-rsid="00aa83b7" style:font-size-asian="10.5pt" style:font-weight-asian="normal" style:font-weight-complex="normal"/>
    </style:style>
    <style:style style:name="P37" style:family="paragraph" style:parent-style-name="Standard">
      <style:text-properties style:font-name="Zurich3" fo:font-weight="250" officeooo:rsid="00b04e16" officeooo:paragraph-rsid="00b04e16" style:font-size-asian="10.5pt" style:font-weight-asian="normal" style:font-weight-complex="normal"/>
    </style:style>
    <style:style style:name="P38" style:family="paragraph" style:parent-style-name="Standard">
      <style:text-properties style:font-name="Zurich3" fo:font-weight="250" officeooo:rsid="00b5208b" officeooo:paragraph-rsid="00b5208b" style:font-size-asian="10.5pt" style:font-weight-asian="normal" style:font-weight-complex="normal"/>
    </style:style>
    <style:style style:name="P39" style:family="paragraph" style:parent-style-name="Standard">
      <style:text-properties style:font-name="Zurich3" officeooo:rsid="004e4d71" officeooo:paragraph-rsid="004c0f6c"/>
    </style:style>
    <style:style style:name="P40" style:family="paragraph" style:parent-style-name="Standard">
      <style:text-properties style:font-name="Zurich3" officeooo:rsid="004e4d71" officeooo:paragraph-rsid="006e6bed"/>
    </style:style>
    <style:style style:name="P41" style:family="paragraph" style:parent-style-name="Standard">
      <style:text-properties style:font-name="Zurich3" officeooo:paragraph-rsid="008e8cce"/>
    </style:style>
    <style:style style:name="P42" style:family="paragraph" style:parent-style-name="Standard">
      <style:text-properties style:font-name="Zurich3" officeooo:paragraph-rsid="009cb4ae"/>
    </style:style>
    <style:style style:name="P43" style:family="paragraph" style:parent-style-name="Standard">
      <style:text-properties style:font-name="Zurich3" officeooo:paragraph-rsid="00ae3dd7"/>
    </style:style>
    <style:style style:name="P44" style:family="paragraph" style:parent-style-name="Standard">
      <style:text-properties style:font-name="Zurich3" officeooo:paragraph-rsid="00b3811b"/>
    </style:style>
    <style:style style:name="P45" style:family="paragraph" style:parent-style-name="Standard">
      <style:text-properties fo:color="#0066ff" style:font-name="Hack" fo:font-weight="bold" style:font-weight-asian="bold" style:font-weight-complex="bold"/>
    </style:style>
    <style:style style:name="P46" style:family="paragraph" style:parent-style-name="Standard">
      <style:text-properties fo:color="#0066ff" style:font-name="Hack" fo:font-weight="bold" officeooo:paragraph-rsid="0016868f" style:font-size-asian="10.5pt" style:font-weight-asian="bold" style:font-weight-complex="bold"/>
    </style:style>
    <style:style style:name="P47" style:family="paragraph" style:parent-style-name="Standard">
      <style:text-properties fo:color="#0066ff" style:font-name="Hack" fo:font-weight="bold" officeooo:rsid="0056ee12" officeooo:paragraph-rsid="0056ee12" style:font-size-asian="10.5pt" style:font-weight-asian="bold" style:font-weight-complex="bold"/>
    </style:style>
    <style:style style:name="P48" style:family="paragraph" style:parent-style-name="Standard">
      <style:text-properties fo:color="#0066ff" style:font-name="Hack" fo:font-weight="bold" officeooo:rsid="0056ee12" officeooo:paragraph-rsid="006007b9" style:font-size-asian="10.5pt" style:font-weight-asian="bold" style:font-weight-complex="bold"/>
    </style:style>
    <style:style style:name="P49" style:family="paragraph" style:parent-style-name="Standard">
      <style:text-properties fo:color="#0066ff" style:font-name="Hack" fo:font-weight="bold" officeooo:rsid="0056ee12" officeooo:paragraph-rsid="008e8cce" style:font-size-asian="10.5pt" style:font-weight-asian="bold" style:font-weight-complex="bold"/>
    </style:style>
    <style:style style:name="P50" style:family="paragraph" style:parent-style-name="Standard">
      <style:text-properties fo:color="#0066ff" style:font-name="Hack" fo:font-weight="bold" officeooo:rsid="0056ee12" officeooo:paragraph-rsid="009cb4ae" style:font-size-asian="10.5pt" style:font-weight-asian="bold" style:font-weight-complex="bold"/>
    </style:style>
    <style:style style:name="P51" style:family="paragraph" style:parent-style-name="Standard">
      <style:text-properties fo:color="#0066ff" style:font-name="Hack" fo:font-weight="bold" officeooo:rsid="0056ee12" officeooo:paragraph-rsid="00aa83b7" style:font-size-asian="10.5pt" style:font-weight-asian="bold" style:font-weight-complex="bold"/>
    </style:style>
    <style:style style:name="P52" style:family="paragraph" style:parent-style-name="Standard">
      <style:text-properties fo:color="#0066ff" style:font-name="Hack" fo:font-weight="bold" officeooo:rsid="0056ee12" officeooo:paragraph-rsid="00b3811b" style:font-size-asian="10.5pt" style:font-weight-asian="bold" style:font-weight-complex="bold"/>
    </style:style>
    <style:style style:name="P53" style:family="paragraph" style:parent-style-name="Standard">
      <style:text-properties style:font-name="Hack" fo:font-weight="bold" officeooo:rsid="006e6bed" officeooo:paragraph-rsid="0091a952" style:font-weight-asian="bold" style:font-weight-complex="bold"/>
    </style:style>
    <style:style style:name="P54" style:family="paragraph" style:parent-style-name="Text_20_body">
      <style:text-properties officeooo:paragraph-rsid="00342ecd"/>
    </style:style>
    <style:style style:name="P55" style:family="paragraph" style:parent-style-name="Text_20_body">
      <style:paragraph-properties fo:text-align="center" style:justify-single-word="false"/>
      <style:text-properties officeooo:rsid="00342ecd" officeooo:paragraph-rsid="0037a0d5"/>
    </style:style>
    <style:style style:name="P56" style:family="paragraph" style:parent-style-name="Text_20_body">
      <style:text-properties officeooo:rsid="007f56dd" officeooo:paragraph-rsid="007f56dd"/>
    </style:style>
    <style:style style:name="P57" style:family="paragraph" style:parent-style-name="Text_20_body">
      <style:text-properties officeooo:rsid="00b9459f" officeooo:paragraph-rsid="00b9459f"/>
    </style:style>
    <style:style style:name="P58" style:family="paragraph" style:parent-style-name="Table_20_Contents">
      <style:text-properties style:font-name="Zurich3" fo:font-weight="bold" officeooo:rsid="0014cb31" officeooo:paragraph-rsid="0014cb31" style:font-weight-asian="bold" style:font-weight-complex="bold"/>
    </style:style>
    <style:style style:name="P59" style:family="paragraph" style:parent-style-name="Table_20_Contents">
      <style:text-properties style:font-name="Zurich3" fo:font-weight="bold" officeooo:rsid="0014cb31" officeooo:paragraph-rsid="0016868f" style:font-weight-asian="bold" style:font-weight-complex="bold"/>
    </style:style>
    <style:style style:name="P60" style:family="paragraph" style:parent-style-name="Table_20_Contents">
      <style:text-properties style:font-name="Zurich3" fo:font-weight="bold" officeooo:rsid="0014cb31" officeooo:paragraph-rsid="0058797e" style:font-weight-asian="bold" style:font-weight-complex="bold"/>
    </style:style>
    <style:style style:name="P61" style:family="paragraph" style:parent-style-name="Table_20_Contents">
      <style:text-properties style:font-name="Zurich3" fo:font-weight="bold" officeooo:rsid="0014cb31" officeooo:paragraph-rsid="0062709e" style:font-weight-asian="bold" style:font-weight-complex="bold"/>
    </style:style>
    <style:style style:name="P62" style:family="paragraph" style:parent-style-name="Table_20_Contents">
      <style:text-properties style:font-name="Zurich3" fo:font-weight="bold" officeooo:rsid="0014cb31" officeooo:paragraph-rsid="008e8cce" style:font-weight-asian="bold" style:font-weight-complex="bold"/>
    </style:style>
    <style:style style:name="P63" style:family="paragraph" style:parent-style-name="Table_20_Contents">
      <style:text-properties style:font-name="Zurich3" fo:font-weight="bold" officeooo:rsid="0014cb31" officeooo:paragraph-rsid="009cb4ae" style:font-weight-asian="bold" style:font-weight-complex="bold"/>
    </style:style>
    <style:style style:name="P64" style:family="paragraph" style:parent-style-name="Table_20_Contents">
      <style:text-properties style:font-name="Zurich3" fo:font-weight="bold" officeooo:rsid="0014cb31" officeooo:paragraph-rsid="00ae3dd7" style:font-weight-asian="bold" style:font-weight-complex="bold"/>
    </style:style>
    <style:style style:name="P65" style:family="paragraph" style:parent-style-name="Table_20_Contents">
      <style:text-properties style:font-name="Zurich3" fo:font-weight="bold" officeooo:rsid="0014cb31" officeooo:paragraph-rsid="00b3811b" style:font-weight-asian="bold" style:font-weight-complex="bold"/>
    </style:style>
    <style:style style:name="P66" style:family="paragraph" style:parent-style-name="Table_20_Contents">
      <style:text-properties style:font-name="Zurich3" fo:font-weight="bold" officeooo:rsid="0025d1fc" officeooo:paragraph-rsid="0025d1fc" style:font-weight-asian="bold" style:font-weight-complex="bold"/>
    </style:style>
    <style:style style:name="P67" style:family="paragraph" style:parent-style-name="Table_20_Contents">
      <style:text-properties style:font-name="Zurich3" fo:font-weight="bold" officeooo:rsid="0025d1fc" officeooo:paragraph-rsid="004f5d2f" style:font-weight-asian="bold" style:font-weight-complex="bold"/>
    </style:style>
    <style:style style:name="P68" style:family="paragraph" style:parent-style-name="Table_20_Contents">
      <style:text-properties style:font-name="Zurich3" fo:font-weight="bold" officeooo:rsid="0025d1fc" officeooo:paragraph-rsid="0077a582" style:font-weight-asian="bold" style:font-weight-complex="bold"/>
    </style:style>
    <style:style style:name="P69" style:family="paragraph" style:parent-style-name="Table_20_Contents">
      <style:text-properties style:font-name="Zurich3" fo:font-weight="bold" officeooo:rsid="0049b8b1" officeooo:paragraph-rsid="0049b8b1" style:font-weight-asian="bold" style:font-weight-complex="bold"/>
    </style:style>
    <style:style style:name="P70" style:family="paragraph" style:parent-style-name="Table_20_Contents">
      <style:text-properties style:font-name="Zurich3" fo:font-weight="bold" officeooo:rsid="0049b8b1" officeooo:paragraph-rsid="0058797e" style:font-weight-asian="bold" style:font-weight-complex="bold"/>
    </style:style>
    <style:style style:name="P71" style:family="paragraph" style:parent-style-name="Table_20_Contents">
      <style:text-properties style:font-name="Zurich3" fo:font-weight="bold" officeooo:rsid="0049b8b1" officeooo:paragraph-rsid="0062709e" style:font-weight-asian="bold" style:font-weight-complex="bold"/>
    </style:style>
    <style:style style:name="P72" style:family="paragraph" style:parent-style-name="Table_20_Contents">
      <style:text-properties style:font-name="Zurich3" fo:font-weight="bold" officeooo:rsid="0049b8b1" officeooo:paragraph-rsid="008e8cce" style:font-weight-asian="bold" style:font-weight-complex="bold"/>
    </style:style>
    <style:style style:name="P73" style:family="paragraph" style:parent-style-name="Table_20_Contents">
      <style:text-properties style:font-name="Zurich3" fo:font-weight="bold" officeooo:rsid="0049b8b1" officeooo:paragraph-rsid="009cb4ae" style:font-weight-asian="bold" style:font-weight-complex="bold"/>
    </style:style>
    <style:style style:name="P74" style:family="paragraph" style:parent-style-name="Table_20_Contents">
      <style:text-properties style:font-name="Zurich3" fo:font-weight="bold" officeooo:rsid="0049b8b1" officeooo:paragraph-rsid="00ae3dd7" style:font-weight-asian="bold" style:font-weight-complex="bold"/>
    </style:style>
    <style:style style:name="P75" style:family="paragraph" style:parent-style-name="Table_20_Contents">
      <style:text-properties style:font-name="Zurich3" fo:font-weight="bold" officeooo:rsid="0049b8b1" officeooo:paragraph-rsid="00b3811b" style:font-weight-asian="bold" style:font-weight-complex="bold"/>
    </style:style>
    <style:style style:name="P76" style:family="paragraph" style:parent-style-name="Table_20_Contents">
      <style:text-properties style:font-name="Zurich3" officeooo:rsid="00155270" officeooo:paragraph-rsid="00155270"/>
    </style:style>
    <style:style style:name="P77" style:family="paragraph" style:parent-style-name="Table_20_Contents">
      <style:text-properties style:font-name="Zurich3" officeooo:rsid="00155270" officeooo:paragraph-rsid="0016868f"/>
    </style:style>
    <style:style style:name="P78" style:family="paragraph" style:parent-style-name="Table_20_Contents">
      <style:text-properties style:font-name="Zurich3" officeooo:rsid="00155270" officeooo:paragraph-rsid="0058797e"/>
    </style:style>
    <style:style style:name="P79" style:family="paragraph" style:parent-style-name="Table_20_Contents">
      <style:text-properties style:font-name="Zurich3" officeooo:rsid="00155270" officeooo:paragraph-rsid="0062709e"/>
    </style:style>
    <style:style style:name="P80" style:family="paragraph" style:parent-style-name="Table_20_Contents">
      <style:text-properties style:font-name="Zurich3" officeooo:rsid="00155270" officeooo:paragraph-rsid="008e8cce"/>
    </style:style>
    <style:style style:name="P81" style:family="paragraph" style:parent-style-name="Table_20_Contents">
      <style:text-properties style:font-name="Zurich3" officeooo:rsid="00155270" officeooo:paragraph-rsid="009cb4ae"/>
    </style:style>
    <style:style style:name="P82" style:family="paragraph" style:parent-style-name="Table_20_Contents">
      <style:text-properties style:font-name="Zurich3" officeooo:rsid="00155270" officeooo:paragraph-rsid="00ae3dd7"/>
    </style:style>
    <style:style style:name="P83" style:family="paragraph" style:parent-style-name="Table_20_Contents">
      <style:text-properties style:font-name="Zurich3" officeooo:rsid="00155270" officeooo:paragraph-rsid="00b3811b"/>
    </style:style>
    <style:style style:name="P84" style:family="paragraph" style:parent-style-name="Table_20_Contents">
      <style:text-properties style:font-name="Zurich3" officeooo:rsid="0014cb31" officeooo:paragraph-rsid="0014cb31"/>
    </style:style>
    <style:style style:name="P85" style:family="paragraph" style:parent-style-name="Table_20_Contents">
      <style:text-properties style:font-name="Zurich3" officeooo:rsid="0014cb31" officeooo:paragraph-rsid="0016868f"/>
    </style:style>
    <style:style style:name="P86" style:family="paragraph" style:parent-style-name="Table_20_Contents">
      <style:text-properties style:font-name="Zurich3" officeooo:rsid="0014cb31" officeooo:paragraph-rsid="0058797e"/>
    </style:style>
    <style:style style:name="P87" style:family="paragraph" style:parent-style-name="Table_20_Contents">
      <style:text-properties style:font-name="Zurich3" officeooo:rsid="0014cb31" officeooo:paragraph-rsid="0062709e"/>
    </style:style>
    <style:style style:name="P88" style:family="paragraph" style:parent-style-name="Table_20_Contents">
      <style:text-properties style:font-name="Zurich3" officeooo:rsid="0014cb31" officeooo:paragraph-rsid="008e8cce"/>
    </style:style>
    <style:style style:name="P89" style:family="paragraph" style:parent-style-name="Table_20_Contents">
      <style:text-properties style:font-name="Zurich3" officeooo:rsid="0014cb31" officeooo:paragraph-rsid="009cb4ae"/>
    </style:style>
    <style:style style:name="P90" style:family="paragraph" style:parent-style-name="Table_20_Contents">
      <style:text-properties style:font-name="Zurich3" officeooo:rsid="0014cb31" officeooo:paragraph-rsid="00ae3dd7"/>
    </style:style>
    <style:style style:name="P91" style:family="paragraph" style:parent-style-name="Table_20_Contents">
      <style:text-properties style:font-name="Zurich3" officeooo:rsid="0014cb31" officeooo:paragraph-rsid="00b3811b"/>
    </style:style>
    <style:style style:name="P92" style:family="paragraph" style:parent-style-name="Table_20_Contents">
      <style:text-properties style:font-name="Zurich3" officeooo:rsid="001a1172" officeooo:paragraph-rsid="001a1172"/>
    </style:style>
    <style:style style:name="P93" style:family="paragraph" style:parent-style-name="Table_20_Contents">
      <style:text-properties style:font-name="Zurich3" officeooo:rsid="001a1172" officeooo:paragraph-rsid="0062709e"/>
    </style:style>
    <style:style style:name="P94" style:family="paragraph" style:parent-style-name="Table_20_Contents">
      <style:text-properties style:font-name="Zurich3" officeooo:rsid="001a1172" officeooo:paragraph-rsid="008bc890"/>
    </style:style>
    <style:style style:name="P95" style:family="paragraph" style:parent-style-name="Table_20_Contents">
      <style:text-properties style:font-name="Zurich3" officeooo:rsid="001b9304" officeooo:paragraph-rsid="001b9304"/>
    </style:style>
    <style:style style:name="P96" style:family="paragraph" style:parent-style-name="Table_20_Contents">
      <style:text-properties style:font-name="Zurich3" officeooo:rsid="001b9304" officeooo:paragraph-rsid="0062709e"/>
    </style:style>
    <style:style style:name="P97" style:family="paragraph" style:parent-style-name="Table_20_Contents">
      <style:text-properties style:font-name="Zurich3" officeooo:rsid="001b9304" officeooo:paragraph-rsid="008bc890"/>
    </style:style>
    <style:style style:name="P98" style:family="paragraph" style:parent-style-name="Table_20_Contents">
      <style:text-properties style:font-name="Zurich3" officeooo:rsid="0025d1fc" officeooo:paragraph-rsid="0025d1fc"/>
    </style:style>
    <style:style style:name="P99" style:family="paragraph" style:parent-style-name="Table_20_Contents">
      <style:text-properties style:font-name="Zurich3" officeooo:rsid="0025d1fc" officeooo:paragraph-rsid="004f5d2f"/>
    </style:style>
    <style:style style:name="P100" style:family="paragraph" style:parent-style-name="Table_20_Contents">
      <style:text-properties style:font-name="Zurich3" officeooo:rsid="0025d1fc" officeooo:paragraph-rsid="0077a582"/>
    </style:style>
    <style:style style:name="P101" style:family="paragraph" style:parent-style-name="Table_20_Contents">
      <style:text-properties style:font-name="Zurich3" officeooo:rsid="0049f047" officeooo:paragraph-rsid="0049f047"/>
    </style:style>
    <style:style style:name="P102" style:family="paragraph" style:parent-style-name="Table_20_Contents">
      <style:text-properties style:font-name="Zurich3" officeooo:rsid="004f5d2f" officeooo:paragraph-rsid="004f5d2f"/>
    </style:style>
    <style:style style:name="P103" style:family="paragraph" style:parent-style-name="Table_20_Contents">
      <style:text-properties style:font-name="Zurich3" officeooo:rsid="004f5d2f" officeooo:paragraph-rsid="0077a582"/>
    </style:style>
    <style:style style:name="P104" style:family="paragraph" style:parent-style-name="Table_20_Contents">
      <style:text-properties style:font-name="Zurich3" officeooo:rsid="0051b309" officeooo:paragraph-rsid="0051b309"/>
    </style:style>
    <style:style style:name="P105" style:family="paragraph" style:parent-style-name="Table_20_Contents">
      <style:text-properties style:font-name="Zurich3" officeooo:rsid="0051b309" officeooo:paragraph-rsid="0077a582"/>
    </style:style>
    <style:style style:name="P106" style:family="paragraph" style:parent-style-name="Table_20_Contents">
      <style:text-properties style:font-name="Zurich3" officeooo:rsid="00543a68" officeooo:paragraph-rsid="00543a68"/>
    </style:style>
    <style:style style:name="P107" style:family="paragraph" style:parent-style-name="Table_20_Contents">
      <style:text-properties style:font-name="Zurich3" officeooo:rsid="00543a68" officeooo:paragraph-rsid="0077a582"/>
    </style:style>
    <style:style style:name="P108" style:family="paragraph" style:parent-style-name="Table_20_Contents">
      <style:text-properties style:font-name="Zurich3" fo:font-style="italic" officeooo:rsid="00741028" officeooo:paragraph-rsid="00741028" style:font-style-asian="italic" style:font-style-complex="italic"/>
    </style:style>
    <style:style style:name="P109" style:family="paragraph" style:parent-style-name="Table_20_Contents">
      <style:paragraph-properties fo:text-align="center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Zurich3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111" style:family="paragraph" style:parent-style-name="Table_20_Contents">
      <style:text-properties style:font-name="Zurich3" officeooo:rsid="0017a960" officeooo:paragraph-rsid="008bc890"/>
    </style:style>
    <style:style style:name="P112" style:family="paragraph" style:parent-style-name="Table_20_Contents">
      <style:text-properties style:font-name="Zurich3" officeooo:rsid="009cb4ae" officeooo:paragraph-rsid="009cb4ae"/>
    </style:style>
    <style:style style:name="P113" style:family="paragraph" style:parent-style-name="Table_20_Contents">
      <style:text-properties style:font-name="Zurich3" officeooo:rsid="009cb4ae" officeooo:paragraph-rsid="00b3811b"/>
    </style:style>
    <style:style style:name="P114" style:family="paragraph" style:parent-style-name="Table_20_Contents">
      <style:paragraph-properties fo:text-align="center" style:justify-single-word="false"/>
      <style:text-properties fo:font-size="10pt" fo:font-weight="bold" officeooo:rsid="003dc63c" officeooo:paragraph-rsid="003dc63c" style:font-size-asian="10pt" style:font-weight-asian="bold" style:font-size-complex="10pt" style:font-weight-complex="bold"/>
    </style:style>
    <style:style style:name="P115" style:family="paragraph" style:parent-style-name="Title">
      <style:text-properties officeooo:paragraph-rsid="007f56dd"/>
    </style:style>
    <style:style style:name="P116" style:family="paragraph" style:parent-style-name="Subtitle">
      <style:text-properties officeooo:rsid="007f56dd" officeooo:paragraph-rsid="007f56dd"/>
    </style:style>
    <style:style style:name="P117" style:family="paragraph" style:parent-style-name="Standard">
      <style:text-properties style:font-name="Zurich3" officeooo:paragraph-rsid="0025d1fc"/>
    </style:style>
    <style:style style:name="P118" style:family="paragraph" style:parent-style-name="Standard">
      <style:text-properties style:font-name="Zurich3" officeooo:rsid="00beae24" officeooo:paragraph-rsid="00beae24"/>
    </style:style>
    <style:style style:name="P119" style:family="paragraph" style:parent-style-name="Standard">
      <style:text-properties style:font-name="Zurich3" officeooo:rsid="00beae24" officeooo:paragraph-rsid="00c1ec7d"/>
    </style:style>
    <style:style style:name="P120" style:family="paragraph" style:parent-style-name="Standard">
      <style:text-properties style:font-name="Zurich3" officeooo:rsid="00233402" officeooo:paragraph-rsid="008ccfab"/>
    </style:style>
    <style:style style:name="P121" style:family="paragraph" style:parent-style-name="Standard">
      <style:text-properties style:font-name="Zurich3" officeooo:rsid="00c1ec7d" officeooo:paragraph-rsid="00c1ec7d"/>
    </style:style>
    <style:style style:name="P122" style:family="paragraph" style:parent-style-name="Standard">
      <style:text-properties style:font-name="Zurich3" officeooo:rsid="00c2d5dd" officeooo:paragraph-rsid="00c2d5dd"/>
    </style:style>
    <style:style style:name="P123" style:family="paragraph" style:parent-style-name="Standard">
      <style:text-properties style:font-name="Zurich3" officeooo:paragraph-rsid="00c2d5dd"/>
    </style:style>
    <style:style style:name="P124" style:family="paragraph" style:parent-style-name="Standard">
      <style:text-properties style:font-name="Zurich3" officeooo:rsid="00c54d5b" officeooo:paragraph-rsid="00c54d5b"/>
    </style:style>
    <style:style style:name="P125" style:family="paragraph" style:parent-style-name="Standard">
      <style:text-properties style:font-name="Zurich3" officeooo:rsid="00c54d5b" officeooo:paragraph-rsid="00c80133"/>
    </style:style>
    <style:style style:name="P126" style:family="paragraph" style:parent-style-name="Standard">
      <style:text-properties style:font-name="Zurich3" officeooo:paragraph-rsid="00c54d5b"/>
    </style:style>
    <style:style style:name="P127" style:family="paragraph" style:parent-style-name="Standard">
      <style:text-properties fo:color="#0066ff" style:font-name="Hack" officeooo:rsid="00c1ec7d" officeooo:paragraph-rsid="00c1ec7d" fo:background-color="transparent"/>
    </style:style>
    <style:style style:name="P128" style:family="paragraph" style:parent-style-name="Standard">
      <style:text-properties fo:color="#0066ff" style:font-name="Hack" officeooo:rsid="00c1ec7d" officeooo:paragraph-rsid="00c2d5dd" fo:background-color="transparent"/>
    </style:style>
    <style:style style:name="P129" style:family="paragraph" style:parent-style-name="Standard">
      <style:text-properties fo:color="#0066ff" style:font-name="Hack" officeooo:rsid="00c1ec7d" officeooo:paragraph-rsid="00c80133" fo:background-color="transparent"/>
    </style:style>
    <style:style style:name="P130" style:family="paragraph" style:parent-style-name="Standard">
      <style:text-properties fo:color="#0066ff" style:font-name="Hack" fo:font-size="12pt" officeooo:rsid="00c54d5b" officeooo:paragraph-rsid="00c80133" fo:background-color="transparent" style:font-size-asian="12pt" style:font-size-complex="12pt"/>
    </style:style>
    <style:style style:name="P131" style:family="paragraph" style:parent-style-name="Text_20_body">
      <style:text-properties style:font-name="Zurich" officeooo:rsid="00b9459f" officeooo:paragraph-rsid="00b9459f"/>
    </style:style>
    <style:style style:name="P132" style:family="paragraph" style:parent-style-name="Text_20_body" style:list-style-name="L1">
      <style:text-properties style:font-name="Zurich" officeooo:rsid="00b9459f" officeooo:paragraph-rsid="00b9459f"/>
    </style:style>
    <style:style style:name="P133" style:family="paragraph" style:parent-style-name="Heading_20_1">
      <style:text-properties officeooo:rsid="0036ab4f" officeooo:paragraph-rsid="0036ab4f"/>
    </style:style>
    <style:style style:name="P134" style:family="paragraph" style:parent-style-name="Heading_20_1">
      <style:text-properties officeooo:paragraph-rsid="0097342a"/>
    </style:style>
    <style:style style:name="P135" style:family="paragraph" style:parent-style-name="Heading_20_1">
      <style:text-properties officeooo:rsid="00ac9c0f" officeooo:paragraph-rsid="00aa83b7"/>
    </style:style>
    <style:style style:name="P136" style:family="paragraph" style:parent-style-name="Heading_20_1">
      <style:paragraph-properties fo:break-before="page"/>
      <style:text-properties officeooo:rsid="00b9459f" officeooo:paragraph-rsid="00b9459f"/>
    </style:style>
    <style:style style:name="P137" style:family="paragraph" style:parent-style-name="Table_20_Contents">
      <style:text-properties style:font-name="Zurich3" officeooo:rsid="009cb4ae" officeooo:paragraph-rsid="009cb4ae"/>
    </style:style>
    <style:style style:name="P138" style:family="paragraph" style:parent-style-name="Table_20_Contents">
      <style:text-properties style:font-name="Zurich3" officeooo:rsid="009cb4ae" officeooo:paragraph-rsid="00b3811b"/>
    </style:style>
    <style:style style:name="P139" style:family="paragraph" style:parent-style-name="Heading_20_2">
      <style:text-properties officeooo:rsid="00beae24" officeooo:paragraph-rsid="00beae24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242a2c"/>
    </style:style>
    <style:style style:name="T5" style:family="text">
      <style:text-properties officeooo:rsid="00331311"/>
    </style:style>
    <style:style style:name="T6" style:family="text">
      <style:text-properties officeooo:rsid="0037a0d5"/>
    </style:style>
    <style:style style:name="T7" style:family="text">
      <style:text-properties officeooo:rsid="00440dca"/>
    </style:style>
    <style:style style:name="T8" style:family="text">
      <style:text-properties officeooo:rsid="00450d4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2369" style:font-style-asian="italic" style:font-style-complex="italic"/>
    </style:style>
    <style:style style:name="T11" style:family="text">
      <style:text-properties fo:font-style="italic" officeooo:rsid="00931777" style:font-style-asian="italic" style:font-style-complex="italic"/>
    </style:style>
    <style:style style:name="T12" style:family="text">
      <style:text-properties fo:font-style="italic" officeooo:rsid="00981cb3" style:font-style-asian="italic" style:font-style-complex="italic"/>
    </style:style>
    <style:style style:name="T13" style:family="text">
      <style:text-properties fo:font-style="italic" officeooo:rsid="00a08ebe" style:font-style-asian="italic" style:font-style-complex="italic"/>
    </style:style>
    <style:style style:name="T14" style:family="text">
      <style:text-properties fo:font-style="italic" officeooo:rsid="00242a2c" style:font-style-asian="italic" style:font-style-complex="italic"/>
    </style:style>
    <style:style style:name="T15" style:family="text">
      <style:text-properties fo:font-style="italic" fo:font-weight="250" style:font-size-asian="10.5pt" style:font-style-asian="italic" style:font-weight-asian="normal" style:font-style-complex="italic" style:font-weight-complex="normal"/>
    </style:style>
    <style:style style:name="T16" style:family="text">
      <style:text-properties officeooo:rsid="004b2369"/>
    </style:style>
    <style:style style:name="T17" style:family="text">
      <style:text-properties officeooo:rsid="004fe095"/>
    </style:style>
    <style:style style:name="T18" style:family="text">
      <style:text-properties officeooo:rsid="005b2ce5"/>
    </style:style>
    <style:style style:name="T19" style:family="text">
      <style:text-properties officeooo:rsid="0062949a"/>
    </style:style>
    <style:style style:name="T20" style:family="text">
      <style:text-properties officeooo:rsid="0063aa75"/>
    </style:style>
    <style:style style:name="T21" style:family="text">
      <style:text-properties officeooo:rsid="006538f3"/>
    </style:style>
    <style:style style:name="T22" style:family="text">
      <style:text-properties officeooo:rsid="006bc550"/>
    </style:style>
    <style:style style:name="T23" style:family="text">
      <style:text-properties officeooo:rsid="007a8a6a"/>
    </style:style>
    <style:style style:name="T24" style:family="text">
      <style:text-properties officeooo:rsid="007b6be7"/>
    </style:style>
    <style:style style:name="T25" style:family="text">
      <style:text-properties officeooo:rsid="007dd75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c2d5dd" style:font-weight-asian="bold" style:font-weight-complex="bold"/>
    </style:style>
    <style:style style:name="T28" style:family="text">
      <style:text-properties fo:font-weight="bold" officeooo:rsid="00c54d5b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c80133" style:font-weight-asian="bold" style:font-weight-complex="bold"/>
    </style:style>
    <style:style style:name="T31" style:family="text">
      <style:text-properties fo:font-weight="bold" style:font-size-asian="10.5pt" style:font-weight-asian="bold" style:font-weight-complex="bold"/>
    </style:style>
    <style:style style:name="T32" style:family="text">
      <style:text-properties officeooo:rsid="0080f97f"/>
    </style:style>
    <style:style style:name="T33" style:family="text">
      <style:text-properties style:font-name="Zurich"/>
    </style:style>
    <style:style style:name="T34" style:family="text">
      <style:text-properties style:font-name="Zurich" officeooo:rsid="00450d43"/>
    </style:style>
    <style:style style:name="T35" style:family="text">
      <style:text-properties style:font-name="Zurich" officeooo:rsid="0080f97f"/>
    </style:style>
    <style:style style:name="T36" style:family="text">
      <style:text-properties officeooo:rsid="006b5b00"/>
    </style:style>
    <style:style style:name="T37" style:family="text">
      <style:text-properties style:font-name="Hack"/>
    </style:style>
    <style:style style:name="T38" style:family="text">
      <style:text-properties style:font-name="Hack" fo:font-weight="250" style:font-size-asian="10.5pt" style:font-weight-asian="normal" style:font-weight-complex="normal"/>
    </style:style>
    <style:style style:name="T39" style:family="text">
      <style:text-properties style:font-name="Hack" fo:font-weight="250" officeooo:rsid="005b4b00" style:font-size-asian="10.5pt" style:font-weight-asian="normal" style:font-weight-complex="normal"/>
    </style:style>
    <style:style style:name="T40" style:family="text">
      <style:text-properties style:font-name="Hack" officeooo:rsid="00463a11"/>
    </style:style>
    <style:style style:name="T41" style:family="text">
      <style:text-properties style:font-name="Hack" officeooo:rsid="00a08ebe"/>
    </style:style>
    <style:style style:name="T42" style:family="text">
      <style:text-properties style:font-name="Hack" fo:font-style="normal" officeooo:rsid="00a08ebe" style:font-style-asian="normal" style:font-style-complex="normal"/>
    </style:style>
    <style:style style:name="T43" style:family="text">
      <style:text-properties style:font-name="Hack" officeooo:rsid="00b3a236"/>
    </style:style>
    <style:style style:name="T44" style:family="text">
      <style:text-properties style:font-name="Hack" officeooo:rsid="00b46cff"/>
    </style:style>
    <style:style style:name="T45" style:family="text">
      <style:text-properties officeooo:rsid="008e479c"/>
    </style:style>
    <style:style style:name="T46" style:family="text">
      <style:text-properties officeooo:rsid="008e8cce"/>
    </style:style>
    <style:style style:name="T47" style:family="text">
      <style:text-properties officeooo:rsid="008e8e24"/>
    </style:style>
    <style:style style:name="T48" style:family="text">
      <style:text-properties officeooo:rsid="00931777"/>
    </style:style>
    <style:style style:name="T49" style:family="text">
      <style:text-properties officeooo:rsid="00981cb3"/>
    </style:style>
    <style:style style:name="T50" style:family="text">
      <style:text-properties style:font-name="Zurich3"/>
    </style:style>
    <style:style style:name="T51" style:family="text">
      <style:text-properties style:font-name="Zurich3" officeooo:rsid="00bcbaf7"/>
    </style:style>
    <style:style style:name="T52" style:family="text">
      <style:text-properties officeooo:rsid="00a08ebe"/>
    </style:style>
    <style:style style:name="T53" style:family="text">
      <style:text-properties fo:font-weight="normal"/>
    </style:style>
    <style:style style:name="T54" style:family="text">
      <style:text-properties fo:color="#ff6600"/>
    </style:style>
    <style:style style:name="T55" style:family="text">
      <style:text-properties fo:color="#ff6600" officeooo:rsid="00a51998"/>
    </style:style>
    <style:style style:name="T56" style:family="text">
      <style:text-properties fo:color="#ff6600" officeooo:rsid="00a8b33d"/>
    </style:style>
    <style:style style:name="T57" style:family="text">
      <style:text-properties officeooo:rsid="00a8fc78"/>
    </style:style>
    <style:style style:name="T58" style:family="text">
      <style:text-properties fo:font-style="normal" officeooo:rsid="00b46cff" style:font-style-asian="normal" style:font-style-complex="normal"/>
    </style:style>
    <style:style style:name="T59" style:family="text">
      <style:text-properties fo:font-style="normal" officeooo:rsid="00a08ebe" style:font-style-asian="normal" style:font-style-complex="normal"/>
    </style:style>
    <style:style style:name="T60" style:family="text">
      <style:text-properties fo:font-weight="250" style:font-size-asian="10.5pt" style:font-weight-asian="normal" style:font-weight-complex="normal"/>
    </style:style>
    <style:style style:name="T61" style:family="text">
      <style:text-properties officeooo:rsid="00ae3dd7"/>
    </style:style>
    <style:style style:name="T62" style:family="text">
      <style:text-properties officeooo:rsid="005bda90"/>
    </style:style>
    <style:style style:name="T63" style:family="text">
      <style:text-properties officeooo:rsid="00b3a236"/>
    </style:style>
    <style:style style:name="T64" style:family="text">
      <style:text-properties officeooo:rsid="00bb2e7a"/>
    </style:style>
    <style:style style:name="T65" style:family="text">
      <style:text-properties officeooo:rsid="00c54d5b"/>
    </style:style>
    <style:style style:name="T66" style:family="text">
      <style:text-properties fo:color="#708284" style:font-name="Hack-Regular" fo:font-size="13pt" style:font-size-asian="13pt"/>
    </style:style>
    <style:style style:name="T67" style:family="text">
      <style:text-properties fo:font-size="13pt"/>
    </style:style>
    <style:style style:name="T68" style:family="text">
      <style:text-properties officeooo:rsid="00c801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REST-API für <text:span text:style-name="T5">kantonale Geodatenmodelle</text:span></text:p>
      <text:p text:style-name="P116">Aggregationsinfrastruktur der Kantone</text:p>
      <text:p text:style-name="P56"/>
      <text:p text:style-name="P55">Stefan Ziegler / <text:span text:style-name="T6">stefan.ziegler@outlook.com</text:span> </text:p>
      <text:p text:style-name="P55">2<text:span text:style-name="T64">7</text:span>. März 2016</text:p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4">Version</text:p>
          </table:table-cell>
          <table:table-cell table:style-name="Table4.A1" office:value-type="string">
            <text:p text:style-name="P114">Datum</text:p>
          </table:table-cell>
          <table:table-cell table:style-name="Table4.A1" office:value-type="string">
            <text:p text:style-name="P114">Author</text:p>
          </table:table-cell>
          <table:table-cell table:style-name="Table4.D1" office:value-type="string">
            <text:p text:style-name="P114">Bemerkungen</text:p>
          </table:table-cell>
        </table:table-row>
        <table:table-row>
          <table:table-cell table:style-name="Table4.A2" office:value-type="string">
            <text:p text:style-name="P109">0.1</text:p>
          </table:table-cell>
          <table:table-cell table:style-name="Table4.A2" office:value-type="string">
            <text:p text:style-name="P109">2<text:span text:style-name="T64">7</text:span>.03.2016</text:p>
          </table:table-cell>
          <table:table-cell table:style-name="Table4.A2" office:value-type="string">
            <text:p text:style-name="P109">Stefan Ziegler</text:p>
          </table:table-cell>
          <table:table-cell table:style-name="Table4.D2" office:value-type="string">
            <text:p text:style-name="P110">Initialversion</text:p>
          </table:table-cell>
        </table:table-row>
      </table:table>
      <text:p text:style-name="P55"/>
      <text:p text:style-name="P54"/>
      <text:h text:style-name="P136" text:outline-level="1">Allgemein</text:h>
      <text:p text:style-name="P57">Bla bla blanig</text:p>
      <text:p text:style-name="P57">Erster <text:span text:style-name="T34">«</text:span><text:span text:style-name="T50">very ear</text:span><text:span text:style-name="T51">l</text:span><text:span text:style-name="T50">y draft</text:span><text:span text:style-name="T35">». </text:span><text:span text:style-name="T33">Funktionsumfang sicher noch nicht vollständig.</text:span></text:p>
      <text:p text:style-name="P131">Offene Fragen:</text:p>
      <text:list xml:id="list7561675932597960445" text:style-name="L1">
        <text:list-item>
          <text:p text:style-name="P132">Umgang mit multi-part Datensätzen. Überhaupt notwendig?</text:p>
        </text:list-item>
        <text:list-item>
          <text:p text:style-name="P132">Mehrsprachigkeit für KGDM?</text:p>
        </text:list-item>
      </text:list>
      <text:h text:style-name="P133" text:outline-level="1">Kantone (=Mandanten)</text:h>
      <text:p text:style-name="P45">/<text:span text:style-name="T1">canton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8">Method</text:p>
          </table:table-cell>
          <table:table-cell table:style-name="Table1.A1" office:value-type="string">
            <text:p text:style-name="P58">Action</text:p>
          </table:table-cell>
          <table:table-cell table:style-name="Table1.A1" office:value-type="string">
            <text:p text:style-name="P58">Status code</text:p>
          </table:table-cell>
          <table:table-cell table:style-name="Table1.A1" office:value-type="string">
            <text:p text:style-name="P58">Formats </text:p>
          </table:table-cell>
          <table:table-cell table:style-name="Table1.E1" office:value-type="string">
            <text:p text:style-name="P69">Parameters</text:p>
          </table:table-cell>
        </table:table-row>
        <table:table-row>
          <table:table-cell table:style-name="Table1.A5" office:value-type="string">
            <text:p text:style-name="P76">GET</text:p>
          </table:table-cell>
          <table:table-cell table:style-name="Table1.B5" office:value-type="string">
            <text:p text:style-name="P76">List all cantons</text:p>
          </table:table-cell>
          <table:table-cell table:style-name="Table1.C5" office:value-type="string">
            <text:p text:style-name="P76">200</text:p>
          </table:table-cell>
          <table:table-cell table:style-name="Table1.D5" office:value-type="string">
            <text:p text:style-name="P76">XML, JSON</text:p>
          </table:table-cell>
          <table:table-cell table:style-name="Table1.E5" office:value-type="string">
            <text:p text:style-name="P84"/>
          </table:table-cell>
        </table:table-row>
        <table:table-row>
          <table:table-cell table:style-name="Table1.A5" office:value-type="string">
            <text:p text:style-name="P76">POST </text:p>
          </table:table-cell>
          <table:table-cell table:style-name="Table1.B5" office:value-type="string">
            <text:p text:style-name="P76">Create a new canton</text:p>
          </table:table-cell>
          <table:table-cell table:style-name="Table1.C5" office:value-type="string">
            <text:p text:style-name="P76">201</text:p>
          </table:table-cell>
          <table:table-cell table:style-name="Table1.D5" office:value-type="string">
            <text:p text:style-name="P76">XML, JSON</text:p>
          </table:table-cell>
          <table:table-cell table:style-name="Table1.E5" office:value-type="string">
            <text:p text:style-name="P84"/>
          </table:table-cell>
        </table:table-row>
        <table:table-row>
          <table:table-cell table:style-name="Table1.A5" office:value-type="string">
            <text:p text:style-name="P76">PUT</text:p>
          </table:table-cell>
          <table:table-cell table:style-name="Table1.B5" office:value-type="string">
            <text:p text:style-name="P76"/>
          </table:table-cell>
          <table:table-cell table:style-name="Table1.C5" office:value-type="string">
            <text:p text:style-name="P76">405</text:p>
          </table:table-cell>
          <table:table-cell table:style-name="Table1.D5" office:value-type="string">
            <text:p text:style-name="P76"/>
          </table:table-cell>
          <table:table-cell table:style-name="Table1.E5" office:value-type="string">
            <text:p text:style-name="P84"/>
          </table:table-cell>
        </table:table-row>
        <table:table-row>
          <table:table-cell table:style-name="Table1.A5" office:value-type="string">
            <text:p text:style-name="P76">DELETE</text:p>
          </table:table-cell>
          <table:table-cell table:style-name="Table1.B5" office:value-type="string">
            <text:p text:style-name="P76"/>
          </table:table-cell>
          <table:table-cell table:style-name="Table1.C5" office:value-type="string">
            <text:p text:style-name="P76">405</text:p>
          </table:table-cell>
          <table:table-cell table:style-name="Table1.D5" office:value-type="string">
            <text:p text:style-name="P76"/>
          </table:table-cell>
          <table:table-cell table:style-name="Table1.E5" office:value-type="string">
            <text:p text:style-name="P84"/>
          </table:table-cell>
        </table:table-row>
      </table:table>
      <text:p text:style-name="P2"/>
      <text:p text:style-name="P8"><text:span text:style-name="T26">GET</text:span> Liefert alle Kantone, die aktiviert sind und <text:span text:style-name="T25">welche</text:span> die Möglichkeit haben, KGDM zu verwalten und anzubieten.</text:p>
      <text:p text:style-name="P8"/>
      <text:p text:style-name="P120"><text:span text:style-name="T26">POST</text:span> Erstellt einen neuen Kanton. Es ist nicht möglich ein beliebiges Objekt zu erstellen, sondern das Objekt unterliegt gewissen Bedingungen/Einschränkungen. Es können nur offizielle Kantone <text:span text:style-name="T8">(z.B. </text:span><text:span text:style-name="T34">«</text:span><text:span text:style-name="T32">SO</text:span><text:span text:style-name="T35">»</text:span><text:span text:style-name="T32">, </text:span><text:span text:style-name="T34">«</text:span><text:span text:style-name="T32">ZH</text:span><text:span text:style-name="T35">»</text:span><text:span text:style-name="T32"> etc.) </text:span>erstellt werden. <text:span text:style-name="T4">Dieser Sachverhalt wird beim Erstellen geprüft. Umgesetzt ist es momentan ganz einfach: Die Tabelle enthält bereits sämtliche Kantone. Über das Attribut </text:span><text:span text:style-name="T14">activated</text:span><text:span text:style-name="T4"> wird die Sichtbarkeit gesteuert. (Zuständigkeit: AI-Administrator).</text:span></text:p>
      <text:p text:style-name="P120"/>
      <text:h text:style-name="P139" text:outline-level="2">Excep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Exception</text:p>
          </table:table-cell>
          <table:table-cell table:style-name="Table3.B1" office:value-type="string">
            <text:p text:style-name="P66">Status code</text:p>
          </table:table-cell>
        </table:table-row>
        <table:table-row>
          <table:table-cell table:style-name="Table3.A2" office:value-type="string">
            <text:p text:style-name="P98">P<text:span text:style-name="T7">OST</text:span> a non valid canton</text:p>
          </table:table-cell>
          <table:table-cell table:style-name="Table3.B2" office:value-type="string">
            <text:p text:style-name="P98">406</text:p>
          </table:table-cell>
        </table:table-row>
      </table:table>
      <text:p text:style-name="P117"/>
      <text:h text:style-name="Heading_20_2" text:outline-level="2">Beispiele</text:h>
      <text:p text:style-name="P121"><text:span text:style-name="T28">GET</text:span><text:span text:style-name="T65"> </text:span>XML-Output:</text:p>
      <text:p text:style-name="P127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27">curl -v -XGET http://localhost:8080/aggregationsinfrastruktur/rest/cantons/</text:p>
          </table:table-cell>
        </table:table-row>
      </table:table>
      <text:p text:style-name="P118"/>
      <text:p text:style-name="P121">resp.</text:p>
      <text:p text:style-name="P127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27">curl -v <text:span text:style-name="T26">-H "Accept: application/xml"</text:span> -XGET http://localhost:8080/aggregationsinfrastruktur/rest/cantons/</text:p>
          </table:table-cell>
        </table:table-row>
      </table:table>
      <text:p text:style-name="P119"/>
      <text:p text:style-name="P122"><text:span text:style-name="T28">GET</text:span><text:span text:style-name="T65"> </text:span>JSON-Output:</text:p>
      <text:p text:style-name="P128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28">curl -v <text:span text:style-name="T26">-H "Accept: application/</text:span><text:span text:style-name="T27">json</text:span><text:span text:style-name="T26">"</text:span> -XGET http://localhost:8080/aggregationsinfrastruktur/rest/cantons/</text:p>
          </table:table-cell>
        </table:table-row>
      </table:table>
      <text:p text:style-name="P123"/>
      <text:p text:style-name="P124"><text:span text:style-name="T26">POST</text:span> XML-Input:</text:p>
      <text:p text:style-name="P129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30">curl -v -H "Content-type: application/xml" -d "<text:span text:style-name="T26">&lt;canton&gt;&lt;code&gt;GL&lt;/code&gt;&lt;email&gt;</text:span><text:span text:style-name="T30">foo</text:span><text:span text:style-name="T26">.</text:span><text:span text:style-name="T30">bar</text:span><text:span text:style-name="T26">@gl.ch&lt;/email&gt;&lt;/canton&gt;</text:span>" -XPOST http://localhost:8080/aggregationsinfrastruktur/rest/cantons/</text:p>
          </table:table-cell>
        </table:table-row>
      </table:table>
      <text:p text:style-name="P125"/>
      <text:p text:style-name="P126"/>
      <text:p text:style-name="P46">/<text:span text:style-name="T1">cantons/&lt;ct&gt;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9">Method</text:p>
          </table:table-cell>
          <table:table-cell table:style-name="Table2.A1" office:value-type="string">
            <text:p text:style-name="P59">Action</text:p>
          </table:table-cell>
          <table:table-cell table:style-name="Table2.A1" office:value-type="string">
            <text:p text:style-name="P59">Status code</text:p>
          </table:table-cell>
          <table:table-cell table:style-name="Table2.A1" office:value-type="string">
            <text:p text:style-name="P59">Formats </text:p>
          </table:table-cell>
          <table:table-cell table:style-name="Table2.E1" office:value-type="string">
            <text:p text:style-name="P69">Parameters</text:p>
          </table:table-cell>
        </table:table-row>
        <table:table-row>
          <table:table-cell table:style-name="Table2.A5" office:value-type="string">
            <text:p text:style-name="P77">GET</text:p>
          </table:table-cell>
          <table:table-cell table:style-name="Table2.B5" office:value-type="string">
            <text:p text:style-name="P111">Return canton <text:span text:style-name="T40">&lt;ct&gt;</text:span></text:p>
          </table:table-cell>
          <table:table-cell table:style-name="Table2.C5" office:value-type="string">
            <text:p text:style-name="P77">200</text:p>
          </table:table-cell>
          <table:table-cell table:style-name="Table2.D5" office:value-type="string">
            <text:p text:style-name="P77"><text:span text:style-name="T2">HTML, </text:span>XML, JSON</text:p>
          </table:table-cell>
          <table:table-cell table:style-name="Table2.E5" office:value-type="string">
            <text:p text:style-name="P85"/>
          </table:table-cell>
        </table:table-row>
        <table:table-row>
          <table:table-cell table:style-name="Table2.A5" office:value-type="string">
            <text:p text:style-name="P77">POST </text:p>
          </table:table-cell>
          <table:table-cell table:style-name="Table2.B5" office:value-type="string">
            <text:p text:style-name="P77"/>
          </table:table-cell>
          <table:table-cell table:style-name="Table2.C5" office:value-type="string">
            <text:p text:style-name="P92">405</text:p>
          </table:table-cell>
          <table:table-cell table:style-name="Table2.D5" office:value-type="string">
            <text:p text:style-name="P77"/>
          </table:table-cell>
          <table:table-cell table:style-name="Table2.E5" office:value-type="string">
            <text:p text:style-name="P85"/>
          </table:table-cell>
        </table:table-row>
        <table:table-row>
          <table:table-cell table:style-name="Table2.A5" office:value-type="string">
            <text:p text:style-name="P77">PUT</text:p>
          </table:table-cell>
          <table:table-cell table:style-name="Table2.B5" office:value-type="string">
            <text:p text:style-name="P94">Modify <text:span text:style-name="T20">canton</text:span> <text:span text:style-name="T40">&lt;ct&gt;</text:span></text:p>
          </table:table-cell>
          <table:table-cell table:style-name="Table2.C5" office:value-type="string">
            <text:p text:style-name="P92">200</text:p>
          </table:table-cell>
          <table:table-cell table:style-name="Table2.D5" office:value-type="string">
            <text:p text:style-name="P95">XML, JSON</text:p>
          </table:table-cell>
          <table:table-cell table:style-name="Table2.E5" office:value-type="string">
            <text:p text:style-name="P85"/>
          </table:table-cell>
        </table:table-row>
        <table:table-row>
          <table:table-cell table:style-name="Table2.A5" office:value-type="string">
            <text:p text:style-name="P77">DELETE</text:p>
          </table:table-cell>
          <table:table-cell table:style-name="Table2.B5" office:value-type="string">
            <text:p text:style-name="P97"><text:span text:style-name="T3">Delete</text:span> <text:span text:style-name="T20">canton</text:span> <text:span text:style-name="T40">&lt;ct&gt;</text:span></text:p>
          </table:table-cell>
          <table:table-cell table:style-name="Table2.C5" office:value-type="string">
            <text:p text:style-name="P95">200</text:p>
          </table:table-cell>
          <table:table-cell table:style-name="Table2.D5" office:value-type="string">
            <text:p text:style-name="P95">XML, JSON</text:p>
          </table:table-cell>
          <table:table-cell table:style-name="Table2.E5" office:value-type="string">
            <text:p text:style-name="P101">recurs<text:span text:style-name="T16">ive</text:span></text:p>
          </table:table-cell>
        </table:table-row>
      </table:table>
      <text:p text:style-name="P9"/>
      <text:p text:style-name="P14"><text:span text:style-name="T26">GET</text:span> Liefert Kanton <text:span text:style-name="T40">&lt;ct&gt;</text:span> zurück. </text:p>
      <text:p text:style-name="P13"/>
      <text:p text:style-name="P16"><text:span text:style-name="T26">PUT</text:span> Verändert Kanton <text:span text:style-name="T40">&lt;ct&gt;</text:span>. <text:span text:style-name="T8">Nur sinnvoll, falls neben offiziellem Kantonskürzel (z.B. </text:span><text:span text:style-name="T34">«</text:span><text:span text:style-name="T32">SO</text:span><text:span text:style-name="T35">»</text:span><text:span text:style-name="T32">, </text:span><text:span text:style-name="T34">«</text:span><text:span text:style-name="T32">ZH</text:span><text:span text:style-name="T35">»</text:span><text:span text:style-name="T32"> etc.) weitere Informationen verwaltet werden, z.B. einen allgemeine Kontaktadresse etc. Ansonsten ist es wenig sinnvoll etwas zu verändern, das sowieso strengen Bedinungen unterliegt.</text:span></text:p>
      <text:p text:style-name="P15"/>
      <text:p text:style-name="P17"><text:span text:style-name="T26">DELETE</text:span> Löscht Kanton <text:span text:style-name="T37">&lt;ct&gt;</text:span>. <text:span text:style-name="T16">Es können keine Kantone gelöscht werden für den bereits KGDM angeboten werden. In diesem Fall muss der </text:span><text:span text:style-name="T10">recursive</text:span><text:span text:style-name="T16">-Parameter verwendet werden. (Zuständigkeit: Kanton-Administrator).</text:span></text:p>
      <text:p text:style-name="P39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7">Exception</text:p>
          </table:table-cell>
          <table:table-cell table:style-name="Table5.B1" office:value-type="string">
            <text:p text:style-name="P67">Status code</text:p>
          </table:table-cell>
        </table:table-row>
        <table:table-row>
          <table:table-cell table:style-name="Table5.A3" office:value-type="string">
            <text:p text:style-name="P102">GET for a canton that does not exist.</text:p>
          </table:table-cell>
          <table:table-cell table:style-name="Table5.B3" office:value-type="string">
            <text:p text:style-name="P99">40<text:span text:style-name="T17">4</text:span></text:p>
          </table:table-cell>
        </table:table-row>
        <table:table-row>
          <table:table-cell table:style-name="Table5.A3" office:value-type="string">
            <text:p text:style-name="P104">DELETE a non empty canton.</text:p>
          </table:table-cell>
          <table:table-cell table:style-name="Table5.B3" office:value-type="string">
            <text:p text:style-name="P106">403</text:p>
          </table:table-cell>
        </table:table-row>
      </table:table>
      <text:p text:style-name="P10"/>
      <text:h text:style-name="Heading_20_2" text:outline-level="2">Modelle (=KGDM)</text:h>
      <text:p text:style-name="P47">/cantons/&lt;ct&gt;/models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60">Method</text:p>
          </table:table-cell>
          <table:table-cell table:style-name="Table6.A1" office:value-type="string">
            <text:p text:style-name="P60">Action</text:p>
          </table:table-cell>
          <table:table-cell table:style-name="Table6.A1" office:value-type="string">
            <text:p text:style-name="P60">Status code</text:p>
          </table:table-cell>
          <table:table-cell table:style-name="Table6.A1" office:value-type="string">
            <text:p text:style-name="P60">Formats </text:p>
          </table:table-cell>
          <table:table-cell table:style-name="Table6.E1" office:value-type="string">
            <text:p text:style-name="P70">Parameters</text:p>
          </table:table-cell>
        </table:table-row>
        <table:table-row>
          <table:table-cell table:style-name="Table6.A5" office:value-type="string">
            <text:p text:style-name="P78">GET</text:p>
          </table:table-cell>
          <table:table-cell table:style-name="Table6.B5" office:value-type="string">
            <text:p text:style-name="P78">List all <text:span text:style-name="T18">models</text:span></text:p>
          </table:table-cell>
          <table:table-cell table:style-name="Table6.C5" office:value-type="string">
            <text:p text:style-name="P78">200</text:p>
          </table:table-cell>
          <table:table-cell table:style-name="Table6.D5" office:value-type="string">
            <text:p text:style-name="P78">XML, JSON</text:p>
          </table:table-cell>
          <table:table-cell table:style-name="Table6.E5" office:value-type="string">
            <text:p text:style-name="P86"/>
          </table:table-cell>
        </table:table-row>
        <table:table-row>
          <table:table-cell table:style-name="Table6.A5" office:value-type="string">
            <text:p text:style-name="P78">POST </text:p>
          </table:table-cell>
          <table:table-cell table:style-name="Table6.B5" office:value-type="string">
            <text:p text:style-name="P78">Create a new <text:span text:style-name="T18">model</text:span></text:p>
          </table:table-cell>
          <table:table-cell table:style-name="Table6.C5" office:value-type="string">
            <text:p text:style-name="P78">201</text:p>
          </table:table-cell>
          <table:table-cell table:style-name="Table6.D5" office:value-type="string">
            <text:p text:style-name="P78">XML, JSON</text:p>
          </table:table-cell>
          <table:table-cell table:style-name="Table6.E5" office:value-type="string">
            <text:p text:style-name="P86"/>
          </table:table-cell>
        </table:table-row>
        <table:table-row>
          <table:table-cell table:style-name="Table6.A5" office:value-type="string">
            <text:p text:style-name="P78">PUT</text:p>
          </table:table-cell>
          <table:table-cell table:style-name="Table6.B5" office:value-type="string">
            <text:p text:style-name="P78"/>
          </table:table-cell>
          <table:table-cell table:style-name="Table6.C5" office:value-type="string">
            <text:p text:style-name="P78">405</text:p>
          </table:table-cell>
          <table:table-cell table:style-name="Table6.D5" office:value-type="string">
            <text:p text:style-name="P78"/>
          </table:table-cell>
          <table:table-cell table:style-name="Table6.E5" office:value-type="string">
            <text:p text:style-name="P86"/>
          </table:table-cell>
        </table:table-row>
        <table:table-row>
          <table:table-cell table:style-name="Table6.A5" office:value-type="string">
            <text:p text:style-name="P78">DELETE</text:p>
          </table:table-cell>
          <table:table-cell table:style-name="Table6.B5" office:value-type="string">
            <text:p text:style-name="P78"/>
          </table:table-cell>
          <table:table-cell table:style-name="Table6.C5" office:value-type="string">
            <text:p text:style-name="P78">405</text:p>
          </table:table-cell>
          <table:table-cell table:style-name="Table6.D5" office:value-type="string">
            <text:p text:style-name="P78"/>
          </table:table-cell>
          <table:table-cell table:style-name="Table6.E5" office:value-type="string">
            <text:p text:style-name="P86"/>
          </table:table-cell>
        </table:table-row>
      </table:table>
      <text:p text:style-name="P11"/>
      <text:p text:style-name="P19"><text:span text:style-name="T26">GET</text:span> Liefert alle vorhandenen Modell<text:span text:style-name="T21">e</text:span> für einen bestimmten Kanton &lt;ct&gt;.</text:p>
      <text:p text:style-name="P19"/>
      <text:p text:style-name="P21"><text:span text:style-name="T26">POST</text:span> Erstellt ein neues Modell. <text:span text:style-name="T36">(Zuständigkeit: Kanton-Administrator)</text:span></text:p>
      <text:p text:style-name="P21"/>
      <text:p text:style-name="P21"/>
      <text:p text:style-name="P48">/cantons/&lt;ct&gt;/models/&lt;mdl&gt;</text:p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61">Method</text:p>
          </table:table-cell>
          <table:table-cell table:style-name="Table7.A1" office:value-type="string">
            <text:p text:style-name="P61">Action</text:p>
          </table:table-cell>
          <table:table-cell table:style-name="Table7.A1" office:value-type="string">
            <text:p text:style-name="P61">Status code</text:p>
          </table:table-cell>
          <table:table-cell table:style-name="Table7.A1" office:value-type="string">
            <text:p text:style-name="P61">Formats </text:p>
          </table:table-cell>
          <table:table-cell table:style-name="Table7.E1" office:value-type="string">
            <text:p text:style-name="P71">Parameters</text:p>
          </table:table-cell>
        </table:table-row>
        <table:table-row>
          <table:table-cell table:style-name="Table7.A5" office:value-type="string">
            <text:p text:style-name="P79">GET</text:p>
          </table:table-cell>
          <table:table-cell table:style-name="Table7.B5" office:value-type="string">
            <text:p text:style-name="P111">Return <text:span text:style-name="T19">model</text:span> <text:span text:style-name="T39">&lt;mdl&gt;</text:span></text:p>
          </table:table-cell>
          <table:table-cell table:style-name="Table7.C5" office:value-type="string">
            <text:p text:style-name="P79">200</text:p>
          </table:table-cell>
          <table:table-cell table:style-name="Table7.D5" office:value-type="string">
            <text:p text:style-name="P79"><text:span text:style-name="T2">HTML, </text:span>XML, JSON</text:p>
          </table:table-cell>
          <table:table-cell table:style-name="Table7.E5" office:value-type="string">
            <text:p text:style-name="P87"/>
          </table:table-cell>
        </table:table-row>
        <table:table-row>
          <table:table-cell table:style-name="Table7.A5" office:value-type="string">
            <text:p text:style-name="P79">POST </text:p>
          </table:table-cell>
          <table:table-cell table:style-name="Table7.B5" office:value-type="string">
            <text:p text:style-name="P79"/>
          </table:table-cell>
          <table:table-cell table:style-name="Table7.C5" office:value-type="string">
            <text:p text:style-name="P93">405</text:p>
          </table:table-cell>
          <table:table-cell table:style-name="Table7.D5" office:value-type="string">
            <text:p text:style-name="P79"/>
          </table:table-cell>
          <table:table-cell table:style-name="Table7.E5" office:value-type="string">
            <text:p text:style-name="P87"/>
          </table:table-cell>
        </table:table-row>
        <table:table-row>
          <table:table-cell table:style-name="Table7.A5" office:value-type="string">
            <text:p text:style-name="P79">PUT</text:p>
          </table:table-cell>
          <table:table-cell table:style-name="Table7.B5" office:value-type="string">
            <text:p text:style-name="P94">Modify <text:span text:style-name="T22">model</text:span> <text:span text:style-name="T39">&lt;mdl&gt;</text:span></text:p>
          </table:table-cell>
          <table:table-cell table:style-name="Table7.C5" office:value-type="string">
            <text:p text:style-name="P93">200</text:p>
          </table:table-cell>
          <table:table-cell table:style-name="Table7.D5" office:value-type="string">
            <text:p text:style-name="P96">XML, JSON</text:p>
          </table:table-cell>
          <table:table-cell table:style-name="Table7.E5" office:value-type="string">
            <text:p text:style-name="P87"/>
          </table:table-cell>
        </table:table-row>
        <table:table-row>
          <table:table-cell table:style-name="Table7.A5" office:value-type="string">
            <text:p text:style-name="P79">DELETE</text:p>
          </table:table-cell>
          <table:table-cell table:style-name="Table7.B5" office:value-type="string">
            <text:p text:style-name="P97"><text:span text:style-name="T3">Delete</text:span> <text:span text:style-name="T22">model</text:span> <text:span text:style-name="T39">&lt;mdl&gt;</text:span></text:p>
          </table:table-cell>
          <table:table-cell table:style-name="Table7.C5" office:value-type="string">
            <text:p text:style-name="P96">200</text:p>
          </table:table-cell>
          <table:table-cell table:style-name="Table7.D5" office:value-type="string">
            <text:p text:style-name="P96">XML, JSON</text:p>
          </table:table-cell>
          <table:table-cell table:style-name="Table7.E5" office:value-type="string">
            <text:p text:style-name="P108">recursive</text:p>
          </table:table-cell>
        </table:table-row>
      </table:table>
      <text:p text:style-name="P3"/>
      <text:p text:style-name="P23"><text:span text:style-name="T26">GET</text:span> Liefert das Modell <text:span text:style-name="T37">&lt;mdl&gt;</text:span> zurück.</text:p>
      <text:p text:style-name="P24"/>
      <text:p text:style-name="P26"><text:span text:style-name="T26">PUT</text:span> Verändert Modell <text:span text:style-name="T37">&lt;mdl&gt;</text:span>. Einsatzzweck noch ungewiss. Geht es um Metadaten-Veränderungen (z.B. E-Mailadressen o.ä.) oder wirklich um Modelländerungen? Falls es um Modelländerungen geht, was sind die Auswirkungen auf die unterliegenden Daten? Die passen Dann ja eventuell gar nicht mehr zusammen.</text:p>
      <text:p text:style-name="P25"/>
      <text:p text:style-name="P20"><text:span text:style-name="T31">DELETE</text:span><text:span text:style-name="T60"> Löscht Model </text:span><text:span text:style-name="T38">&lt;mdl&gt;</text:span><text:span text:style-name="T60">. Es können keine Modelle gelöscht werden, falls bereits Daten importiert worden sind. Für diesen Fall muss der </text:span><text:span text:style-name="T15">recursive</text:span><text:span text:style-name="T60">-Parameter verwendet </text:span><text:soft-page-break/><text:span text:style-name="T60">werden.</text:span></text:p>
      <text:p text:style-name="P40"/>
      <text:p text:style-name="P4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8">Exception</text:p>
          </table:table-cell>
          <table:table-cell table:style-name="Table8.B1" office:value-type="string">
            <text:p text:style-name="P68">Status code</text:p>
          </table:table-cell>
        </table:table-row>
        <table:table-row>
          <table:table-cell table:style-name="Table8.A3" office:value-type="string">
            <text:p text:style-name="P103">GET for a <text:span text:style-name="T23">model</text:span> that does not exist.</text:p>
          </table:table-cell>
          <table:table-cell table:style-name="Table8.B3" office:value-type="string">
            <text:p text:style-name="P100">40<text:span text:style-name="T17">4</text:span></text:p>
          </table:table-cell>
        </table:table-row>
        <table:table-row>
          <table:table-cell table:style-name="Table8.A3" office:value-type="string">
            <text:p text:style-name="P105">DELETE a non empty <text:span text:style-name="T24">model</text:span>.</text:p>
          </table:table-cell>
          <table:table-cell table:style-name="Table8.B3" office:value-type="string">
            <text:p text:style-name="P107">403</text:p>
          </table:table-cell>
        </table:table-row>
      </table:table>
      <text:p text:style-name="P12"/>
      <text:h text:style-name="P134" text:outline-level="1">Feature types <text:span text:style-name="T45">(=Daten/Lieferungen)</text:span></text:h>
      <text:p text:style-name="P49">/cantons/&lt;ct&gt;/models/<text:span text:style-name="T46">&lt;mdl&gt;/featuretypes</text:span></text:p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62">Method</text:p>
          </table:table-cell>
          <table:table-cell table:style-name="Table9.A1" office:value-type="string">
            <text:p text:style-name="P62">Action</text:p>
          </table:table-cell>
          <table:table-cell table:style-name="Table9.A1" office:value-type="string">
            <text:p text:style-name="P62">Status code</text:p>
          </table:table-cell>
          <table:table-cell table:style-name="Table9.A1" office:value-type="string">
            <text:p text:style-name="P62">Formats </text:p>
          </table:table-cell>
          <table:table-cell table:style-name="Table9.E1" office:value-type="string">
            <text:p text:style-name="P72">Parameters</text:p>
          </table:table-cell>
        </table:table-row>
        <table:table-row>
          <table:table-cell table:style-name="Table9.A5" office:value-type="string">
            <text:p text:style-name="P80">GET</text:p>
          </table:table-cell>
          <table:table-cell table:style-name="Table9.B5" office:value-type="string">
            <text:p text:style-name="P80">List all <text:span text:style-name="T47">feature types</text:span></text:p>
          </table:table-cell>
          <table:table-cell table:style-name="Table9.C5" office:value-type="string">
            <text:p text:style-name="P80">200</text:p>
          </table:table-cell>
          <table:table-cell table:style-name="Table9.D5" office:value-type="string">
            <text:p text:style-name="P80">XML, JSON</text:p>
          </table:table-cell>
          <table:table-cell table:style-name="Table9.E5" office:value-type="string">
            <text:p text:style-name="P88"/>
          </table:table-cell>
        </table:table-row>
        <table:table-row>
          <table:table-cell table:style-name="Table9.A5" office:value-type="string">
            <text:p text:style-name="P80">POST </text:p>
          </table:table-cell>
          <table:table-cell table:style-name="Table9.B5" office:value-type="string">
            <text:p text:style-name="P80">Create <text:span text:style-name="T47">a new feature type</text:span></text:p>
          </table:table-cell>
          <table:table-cell table:style-name="Table9.C5" office:value-type="string">
            <text:p text:style-name="P80">201</text:p>
          </table:table-cell>
          <table:table-cell table:style-name="Table9.D5" office:value-type="string">
            <text:p text:style-name="P80">XML, JSON</text:p>
          </table:table-cell>
          <table:table-cell table:style-name="Table9.E5" office:value-type="string">
            <text:p text:style-name="P88"/>
          </table:table-cell>
        </table:table-row>
        <table:table-row>
          <table:table-cell table:style-name="Table9.A5" office:value-type="string">
            <text:p text:style-name="P80">PUT</text:p>
          </table:table-cell>
          <table:table-cell table:style-name="Table9.B5" office:value-type="string">
            <text:p text:style-name="P80"/>
          </table:table-cell>
          <table:table-cell table:style-name="Table9.C5" office:value-type="string">
            <text:p text:style-name="P80">405</text:p>
          </table:table-cell>
          <table:table-cell table:style-name="Table9.D5" office:value-type="string">
            <text:p text:style-name="P80"/>
          </table:table-cell>
          <table:table-cell table:style-name="Table9.E5" office:value-type="string">
            <text:p text:style-name="P88"/>
          </table:table-cell>
        </table:table-row>
        <table:table-row>
          <table:table-cell table:style-name="Table9.A5" office:value-type="string">
            <text:p text:style-name="P80">DELETE</text:p>
          </table:table-cell>
          <table:table-cell table:style-name="Table9.B5" office:value-type="string">
            <text:p text:style-name="P80"/>
          </table:table-cell>
          <table:table-cell table:style-name="Table9.C5" office:value-type="string">
            <text:p text:style-name="P80">405</text:p>
          </table:table-cell>
          <table:table-cell table:style-name="Table9.D5" office:value-type="string">
            <text:p text:style-name="P80"/>
          </table:table-cell>
          <table:table-cell table:style-name="Table9.E5" office:value-type="string">
            <text:p text:style-name="P88"/>
          </table:table-cell>
        </table:table-row>
      </table:table>
      <text:p text:style-name="P4"/>
      <text:p text:style-name="P28"><text:span text:style-name="T26">GET</text:span> Liefert <text:span text:style-name="T48">eine Liste sämtlicher </text:span><text:span text:style-name="T11">feature types</text:span><text:span text:style-name="T48">.</text:span> <text:span text:style-name="T49">Als </text:span><text:span text:style-name="T12">feature type</text:span><text:span text:style-name="T49"> wird nicht direkt und einzig der Datensatz zu einem bestimmten MGDM (</text:span><text:span text:style-name="T37">&lt;mdl&gt;</text:span><text:span text:style-name="T49">) verstanden, sondern seine Metainformationen. Die Liste enthält z.B. Datum der Lieferung, Name der Datei resp. WFS-URL, eventuell Link zum Datensatz etc.</text:span></text:p>
      <text:p text:style-name="P27"/>
      <text:p text:style-name="P33"><text:span text:style-name="T26">POST</text:span> Der Kantons-Administrator löst auf der AI einen Import aus. Noch unklar ist, ob die AI die Daten holt oder die Daten hochgeladen werden.</text:p>
      <text:p text:style-name="P33"/>
      <text:p text:style-name="P50">/cantons/&lt;ct&gt;/models/<text:span text:style-name="T46">&lt;mdl&gt;/featuretypes/&lt;ft&gt;</text:span></text:p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63">Method</text:p>
          </table:table-cell>
          <table:table-cell table:style-name="Table10.A1" office:value-type="string">
            <text:p text:style-name="P63">Action</text:p>
          </table:table-cell>
          <table:table-cell table:style-name="Table10.A1" office:value-type="string">
            <text:p text:style-name="P63">Status code</text:p>
          </table:table-cell>
          <table:table-cell table:style-name="Table10.A1" office:value-type="string">
            <text:p text:style-name="P63">Formats </text:p>
          </table:table-cell>
          <table:table-cell table:style-name="Table10.E1" office:value-type="string">
            <text:p text:style-name="P73">Parameters</text:p>
          </table:table-cell>
        </table:table-row>
        <table:table-row>
          <table:table-cell table:style-name="Table10.A5" office:value-type="string">
            <text:p text:style-name="P81">GET</text:p>
          </table:table-cell>
          <table:table-cell table:style-name="Table10.B5" office:value-type="string">
            <text:p text:style-name="P112">Return feature type <text:span text:style-name="T37">&lt;ft&gt;</text:span></text:p>
          </table:table-cell>
          <table:table-cell table:style-name="Table10.C5" office:value-type="string">
            <text:p text:style-name="P81">200</text:p>
          </table:table-cell>
          <table:table-cell table:style-name="Table10.D5" office:value-type="string">
            <text:p text:style-name="P81">XML, JSON</text:p>
          </table:table-cell>
          <table:table-cell table:style-name="Table10.E5" office:value-type="string">
            <text:p text:style-name="P89"/>
          </table:table-cell>
        </table:table-row>
        <table:table-row>
          <table:table-cell table:style-name="Table10.A5" office:value-type="string">
            <text:p text:style-name="P112">POST</text:p>
          </table:table-cell>
          <table:table-cell table:style-name="Table10.B5" office:value-type="string">
            <text:p text:style-name="P81"/>
          </table:table-cell>
          <table:table-cell table:style-name="Table10.C5" office:value-type="string">
            <text:p text:style-name="P112">405</text:p>
          </table:table-cell>
          <table:table-cell table:style-name="Table10.D5" office:value-type="string">
            <text:p text:style-name="P81"/>
          </table:table-cell>
          <table:table-cell table:style-name="Table10.E5" office:value-type="string">
            <text:p text:style-name="P89"/>
          </table:table-cell>
        </table:table-row>
        <table:table-row>
          <table:table-cell table:style-name="Table10.A5" office:value-type="string">
            <text:p text:style-name="P81">PUT</text:p>
          </table:table-cell>
          <table:table-cell table:style-name="Table10.B5" office:value-type="string">
            <text:p text:style-name="P112">Modify feature type <text:span text:style-name="T37">&lt;ft&gt;</text:span></text:p>
          </table:table-cell>
          <table:table-cell table:style-name="Table10.C5" office:value-type="string">
            <text:p text:style-name="P112">200</text:p>
          </table:table-cell>
          <table:table-cell table:style-name="Table10.D5" office:value-type="string">
            <text:p text:style-name="P81"/>
          </table:table-cell>
          <table:table-cell table:style-name="Table10.E5" office:value-type="string">
            <text:p text:style-name="P89"/>
          </table:table-cell>
        </table:table-row>
        <table:table-row>
          <table:table-cell table:style-name="Table10.A5" office:value-type="string">
            <text:p text:style-name="P81">DELETE</text:p>
          </table:table-cell>
          <table:table-cell table:style-name="Table10.B5" office:value-type="string">
            <text:p text:style-name="P112">Delete feature type <text:span text:style-name="T37">&lt;ft&gt;</text:span></text:p>
          </table:table-cell>
          <table:table-cell table:style-name="Table10.C5" office:value-type="string">
            <text:p text:style-name="P112">200</text:p>
          </table:table-cell>
          <table:table-cell table:style-name="Table10.D5" office:value-type="string">
            <text:p text:style-name="P81"/>
          </table:table-cell>
          <table:table-cell table:style-name="Table10.E5" office:value-type="string">
            <text:p text:style-name="P89"/>
          </table:table-cell>
        </table:table-row>
      </table:table>
      <text:p text:style-name="P5"/>
      <text:p text:style-name="P30"><text:span text:style-name="T26">GET</text:span><text:span text:style-name="T53"> </text:span>Liefert <text:span text:style-name="T52">den gewünschten </text:span><text:span text:style-name="T13">feature type</text:span><text:span text:style-name="T52"> </text:span><text:span text:style-name="T41">&lt;ft&gt;</text:span><text:span text:style-name="T52">. Es wird nicht der Datensatz </text:span><text:soft-page-break/><text:span text:style-name="T52">zurückgeschickt, sondern die dazugehörigen Metainformationen.</text:span></text:p>
      <text:p text:style-name="P30"/>
      <text:p text:style-name="P34"><text:span text:style-name="T26">PUT</text:span> Ändert den <text:span text:style-name="T9">feature type </text:span><text:span text:style-name="T42">&lt;ft&gt;</text:span><text:span text:style-name="T13">.</text:span> <text:span text:style-name="T54">Gibt es sinnvolle Anwendungsfälle?</text:span></text:p>
      <text:p text:style-name="P30"/>
      <text:p text:style-name="P35"><text:span text:style-name="T26">DELETE</text:span> Lösch<text:span text:style-name="T57">t</text:span> d<text:span text:style-name="T57">en</text:span> feature type <text:span text:style-name="T41">&lt;ft&gt;</text:span><text:span text:style-name="T52">.</text:span> <text:span text:style-name="T55">Gibt es sinnvolle Anwendungsfälle? </text:span><text:span text:style-name="T54">Eventuell um den letzten (momentan aktuellen) feature type zu löschen. In diesem Fall würde der zweitletzte wieder der online geschaltet. </text:span><text:span text:style-name="T56">Oder so ähnlich.</text:span></text:p>
      <text:p text:style-name="P29"/>
      <text:h text:style-name="P135" text:outline-level="1">Kunden</text:h>
      <text:p text:style-name="P51">/cantons/&lt;ct&gt;/models/<text:span text:style-name="T46">&lt;mdl&gt;/costumers</text:span></text:p>
      <text:p text:style-name="P4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64">Method</text:p>
          </table:table-cell>
          <table:table-cell table:style-name="Table11.A1" office:value-type="string">
            <text:p text:style-name="P64">Action</text:p>
          </table:table-cell>
          <table:table-cell table:style-name="Table11.A1" office:value-type="string">
            <text:p text:style-name="P64">Status code</text:p>
          </table:table-cell>
          <table:table-cell table:style-name="Table11.A1" office:value-type="string">
            <text:p text:style-name="P64">Formats </text:p>
          </table:table-cell>
          <table:table-cell table:style-name="Table11.E1" office:value-type="string">
            <text:p text:style-name="P74">Parameters</text:p>
          </table:table-cell>
        </table:table-row>
        <table:table-row>
          <table:table-cell table:style-name="Table11.A5" office:value-type="string">
            <text:p text:style-name="P82">GET</text:p>
          </table:table-cell>
          <table:table-cell table:style-name="Table11.B5" office:value-type="string">
            <text:p text:style-name="P82">List all <text:span text:style-name="T61">costumers</text:span></text:p>
          </table:table-cell>
          <table:table-cell table:style-name="Table11.C5" office:value-type="string">
            <text:p text:style-name="P82">200</text:p>
          </table:table-cell>
          <table:table-cell table:style-name="Table11.D5" office:value-type="string">
            <text:p text:style-name="P82">XML, JSON</text:p>
          </table:table-cell>
          <table:table-cell table:style-name="Table11.E5" office:value-type="string">
            <text:p text:style-name="P90"/>
          </table:table-cell>
        </table:table-row>
        <table:table-row>
          <table:table-cell table:style-name="Table11.A5" office:value-type="string">
            <text:p text:style-name="P82">POST </text:p>
          </table:table-cell>
          <table:table-cell table:style-name="Table11.B5" office:value-type="string">
            <text:p text:style-name="P82">Create <text:span text:style-name="T47">a new customer</text:span></text:p>
          </table:table-cell>
          <table:table-cell table:style-name="Table11.C5" office:value-type="string">
            <text:p text:style-name="P82">201</text:p>
          </table:table-cell>
          <table:table-cell table:style-name="Table11.D5" office:value-type="string">
            <text:p text:style-name="P82">XML, JSON</text:p>
          </table:table-cell>
          <table:table-cell table:style-name="Table11.E5" office:value-type="string">
            <text:p text:style-name="P90"/>
          </table:table-cell>
        </table:table-row>
        <table:table-row>
          <table:table-cell table:style-name="Table11.A5" office:value-type="string">
            <text:p text:style-name="P82">PUT</text:p>
          </table:table-cell>
          <table:table-cell table:style-name="Table11.B5" office:value-type="string">
            <text:p text:style-name="P82"/>
          </table:table-cell>
          <table:table-cell table:style-name="Table11.C5" office:value-type="string">
            <text:p text:style-name="P82">405</text:p>
          </table:table-cell>
          <table:table-cell table:style-name="Table11.D5" office:value-type="string">
            <text:p text:style-name="P82"/>
          </table:table-cell>
          <table:table-cell table:style-name="Table11.E5" office:value-type="string">
            <text:p text:style-name="P90"/>
          </table:table-cell>
        </table:table-row>
        <table:table-row>
          <table:table-cell table:style-name="Table11.A5" office:value-type="string">
            <text:p text:style-name="P82">DELETE</text:p>
          </table:table-cell>
          <table:table-cell table:style-name="Table11.B5" office:value-type="string">
            <text:p text:style-name="P82"/>
          </table:table-cell>
          <table:table-cell table:style-name="Table11.C5" office:value-type="string">
            <text:p text:style-name="P82">405</text:p>
          </table:table-cell>
          <table:table-cell table:style-name="Table11.D5" office:value-type="string">
            <text:p text:style-name="P82"/>
          </table:table-cell>
          <table:table-cell table:style-name="Table11.E5" office:value-type="string">
            <text:p text:style-name="P90"/>
          </table:table-cell>
        </table:table-row>
      </table:table>
      <text:p text:style-name="P6"/>
      <text:p text:style-name="P37"><text:span text:style-name="T26">GET</text:span> Liefert eine Liste sämtliche Kunden für das bestimmte KGDM. </text:p>
      <text:p text:style-name="P37"/>
      <text:p text:style-name="P37"><text:span text:style-name="T26">PUT</text:span> <text:span text:style-name="T62">Erstellt ein neue</text:span>n Kunden<text:span text:style-name="T62">. (Zuständigkeit: Kanton-Administrator).</text:span></text:p>
      <text:p text:style-name="P36"/>
      <text:p text:style-name="P52">/cantons/&lt;ct&gt;/models/<text:span text:style-name="T46">&lt;mdl&gt;/costumers/&lt;cu&gt;</text:span></text:p>
      <text:p text:style-name="P4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65">Method</text:p>
          </table:table-cell>
          <table:table-cell table:style-name="Table12.A1" office:value-type="string">
            <text:p text:style-name="P65">Action</text:p>
          </table:table-cell>
          <table:table-cell table:style-name="Table12.A1" office:value-type="string">
            <text:p text:style-name="P65">Status code</text:p>
          </table:table-cell>
          <table:table-cell table:style-name="Table12.A1" office:value-type="string">
            <text:p text:style-name="P65">Formats </text:p>
          </table:table-cell>
          <table:table-cell table:style-name="Table12.E1" office:value-type="string">
            <text:p text:style-name="P75">Parameters</text:p>
          </table:table-cell>
        </table:table-row>
        <table:table-row>
          <table:table-cell table:style-name="Table12.A5" office:value-type="string">
            <text:p text:style-name="P83">GET</text:p>
          </table:table-cell>
          <table:table-cell table:style-name="Table12.B5" office:value-type="string">
            <text:p text:style-name="P113">Return <text:span text:style-name="T63">customer</text:span> <text:span text:style-name="T37">&lt;</text:span><text:span text:style-name="T43">cu</text:span><text:span text:style-name="T37">&gt;</text:span></text:p>
          </table:table-cell>
          <table:table-cell table:style-name="Table12.C5" office:value-type="string">
            <text:p text:style-name="P83">200</text:p>
          </table:table-cell>
          <table:table-cell table:style-name="Table12.D5" office:value-type="string">
            <text:p text:style-name="P83">XML, JSON</text:p>
          </table:table-cell>
          <table:table-cell table:style-name="Table12.E5" office:value-type="string">
            <text:p text:style-name="P91"/>
          </table:table-cell>
        </table:table-row>
        <table:table-row>
          <table:table-cell table:style-name="Table12.A5" office:value-type="string">
            <text:p text:style-name="P113">POST</text:p>
          </table:table-cell>
          <table:table-cell table:style-name="Table12.B5" office:value-type="string">
            <text:p text:style-name="P83"/>
          </table:table-cell>
          <table:table-cell table:style-name="Table12.C5" office:value-type="string">
            <text:p text:style-name="P113">405</text:p>
          </table:table-cell>
          <table:table-cell table:style-name="Table12.D5" office:value-type="string">
            <text:p text:style-name="P83"/>
          </table:table-cell>
          <table:table-cell table:style-name="Table12.E5" office:value-type="string">
            <text:p text:style-name="P91"/>
          </table:table-cell>
        </table:table-row>
        <table:table-row>
          <table:table-cell table:style-name="Table12.A5" office:value-type="string">
            <text:p text:style-name="P83">PUT</text:p>
          </table:table-cell>
          <table:table-cell table:style-name="Table12.B5" office:value-type="string">
            <text:p text:style-name="P113">Modify <text:span text:style-name="T63">costumer</text:span> <text:span text:style-name="T37">&lt;</text:span><text:span text:style-name="T43">cu</text:span><text:span text:style-name="T37">&gt;</text:span></text:p>
          </table:table-cell>
          <table:table-cell table:style-name="Table12.C5" office:value-type="string">
            <text:p text:style-name="P113">200</text:p>
          </table:table-cell>
          <table:table-cell table:style-name="Table12.D5" office:value-type="string">
            <text:p text:style-name="P83"/>
          </table:table-cell>
          <table:table-cell table:style-name="Table12.E5" office:value-type="string">
            <text:p text:style-name="P91"/>
          </table:table-cell>
        </table:table-row>
        <table:table-row>
          <table:table-cell table:style-name="Table12.A5" office:value-type="string">
            <text:p text:style-name="P83">DELETE</text:p>
          </table:table-cell>
          <table:table-cell table:style-name="Table12.B5" office:value-type="string">
            <text:p text:style-name="P113">Delete <text:span text:style-name="T63">customer</text:span> <text:span text:style-name="T37">&lt;</text:span><text:span text:style-name="T43">cu</text:span><text:span text:style-name="T37">&gt;</text:span></text:p>
          </table:table-cell>
          <table:table-cell table:style-name="Table12.C5" office:value-type="string">
            <text:p text:style-name="P113">200</text:p>
          </table:table-cell>
          <table:table-cell table:style-name="Table12.D5" office:value-type="string">
            <text:p text:style-name="P83"/>
          </table:table-cell>
          <table:table-cell table:style-name="Table12.E5" office:value-type="string">
            <text:p text:style-name="P91"/>
          </table:table-cell>
        </table:table-row>
      </table:table>
      <text:p text:style-name="P7"/>
      <text:p text:style-name="P31"><text:span text:style-name="T26">GET</text:span><text:span text:style-name="T53"> </text:span>Liefert <text:span text:style-name="T52">den gewünschten </text:span><text:span text:style-name="T58">Kunden</text:span><text:span text:style-name="T59"> </text:span><text:span text:style-name="T41">&lt;</text:span><text:span text:style-name="T44">cu</text:span><text:span text:style-name="T41">&gt;</text:span><text:span text:style-name="T52">. Es werden sämtliche Informationen des Kundens zurückgeliefert.</text:span></text:p>
      <text:p text:style-name="P31"/>
      <text:p text:style-name="P38"><text:span text:style-name="T26">PUT</text:span> Nimm für den Kunden <text:span text:style-name="T41">&lt;</text:span><text:span text:style-name="T44">cu</text:span><text:span text:style-name="T41">&gt;</text:span> Veränderungen vor. Vorstellbar z.B. andere geografische Einschränkungen, Änderung des Anfangs- resp. Endtermines der erlaubten <text:soft-page-break/>Nutzung etc. </text:p>
      <text:p text:style-name="P38"/>
      <text:p text:style-name="P38"><text:span text:style-name="T26">DELETE</text:span> Löscht den Kunden <text:span text:style-name="T41">&lt;</text:span><text:span text:style-name="T44">cu</text:span><text:span text:style-name="T41">&gt;</text:span>.</text:p>
      <text:p text:style-name="P32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Zurich" svg:font-family="Zurich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Hack" svg:font-family="Hack" style:font-pitch="variable"/>
    <style:font-face style:name="Hack-Regular" svg:font-family="Hack-Regular" style:font-adornments="Regular" style:font-pitch="variable"/>
    <style:font-face style:name="Zurich3" svg:font-family="Zurich" style:font-pitch="variable"/>
    <style:font-face style:name="Zurich2" svg:font-family="Zurich" style:font-adornments="Bold" style:font-pitch="variable"/>
    <style:font-face style:name="Zurich1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font-name="Zurich1" fo:font-family="Zurich" style:font-style-name="Regular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Zurich1" fo:font-family="Zurich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style:font-name="Zurich2" fo:font-family="Zurich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32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0.5$MacOSX_X86_64 LibreOffice_project/1b1a90865e348b492231e1c451437d7a15bb262b</meta:generator>
    <dc:date>2016-03-27T18:17:49.124645000</dc:date>
    <meta:editing-duration>PT7H57M29S</meta:editing-duration>
    <meta:editing-cycles>175</meta:editing-cycles>
    <meta:document-statistic meta:table-count="16" meta:image-count="0" meta:object-count="0" meta:page-count="7" meta:paragraph-count="219" meta:word-count="778" meta:character-count="5616" meta:non-whitespace-character-count="5041"/>
  </office:meta>
</office:document-meta>
</file>